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136.49pt"/>
    </style:style>
    <style:style style:name="co3" style:family="table-column">
      <style:table-column-properties fo:break-before="auto" style:column-width="126.14pt"/>
    </style:style>
    <style:style style:name="co4" style:family="table-column">
      <style:table-column-properties fo:break-before="auto" style:column-width="134.96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162.71pt"/>
    </style:style>
    <style:style style:name="co7" style:family="table-column">
      <style:table-column-properties fo:break-before="auto" style:column-width="203.19pt"/>
    </style:style>
    <style:style style:name="co8" style:family="table-column">
      <style:table-column-properties fo:break-before="auto" style:column-width="71.46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7.26pt" fo:break-before="auto" style:use-optimal-row-height="false"/>
    </style:style>
    <style:style style:name="ta1" style:family="table" style:master-page-name="PageStyle_5f_Register_20_Description_20_V1.0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deada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dbeef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deada" style:rotation-align="none"/>
    </style:style>
    <style:style style:name="ce13" style:family="table-cell" style:parent-style-name="Default">
      <style:table-cell-properties fo:background-color="#dbeef4" style:rotation-align="none"/>
    </style:style>
    <style:style style:name="ce14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cd5b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7dee8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cd5b5" style:rotation-align="none"/>
    </style:style>
    <style:style style:name="ce23" style:family="table-cell" style:parent-style-name="Default">
      <style:table-cell-properties fo:background-color="#b7dee8" style:rotation-align="none"/>
    </style:style>
    <style:style style:name="ce24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7" style:family="table-cell" style:parent-style-name="Default">
      <style:table-cell-properties fo:background-color="#fac09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93c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fac090" style:rotation-align="none"/>
    </style:style>
    <style:style style:name="ce32" style:family="table-cell" style:parent-style-name="Default">
      <style:table-cell-properties fo:background-color="#93cddd" style:rotation-align="none"/>
    </style:style>
    <style:style style:name="ce33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8eb4e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39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ackground-color="#8eb4e3" style:rotation-align="none"/>
    </style:style>
    <style:style style:name="ce41" style:family="table-cell" style:parent-style-name="Default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ackground-color="#c6d9f1" style:rotation-align="none"/>
    </style:style>
    <style:style style:name="ce43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fo:background-color="transparent" style:rotation-align="none"/>
    </style:style>
    <style:style style:name="ce4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33% 58%" style:font-size-asian="11pt" style:font-size-complex="11pt"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fo:font-weight="bold" fo:font-style="italic" style:font-weight-asian="bold" style:font-weight-complex="bold" style:font-style-asian="italic" style:font-style-complex="italic" style:text-position="0% 100%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style:text-position="0% 100%"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style:text-position="0% 100%" fo:font-weight="bold" fo:font-style="italic" style:font-weight-asian="bold" style:font-weight-complex="bold" style:font-style-asian="italic" style:font-style-complex="italic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 100%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bold" fo:font-style="italic" style:font-weight-asian="bold" style:font-weight-complex="bold" style:font-style-asian="italic" style:font-style-complex="italic"/>
    </style:style>
    <style:style style:name="T9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normal" fo:font-style="normal" style:font-weight-asian="normal" style:font-weight-complex="normal" style:font-style-asian="normal" style:font-style-complex="normal"/>
    </style:style>
    <style:style style:name="T10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1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er Description V1.0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7" table:default-cell-style-name="ce4"/>
        <table:table-column table:style-name="co8" table:default-cell-style-name="ce4"/>
        <table:table-column table:style-name="co1" table:number-columns-repeated="1005" table:default-cell-style-name="ce4"/>
        <table:table-row table:style-name="ro1">
          <table:table-cell table:style-name="ce1" office:value-type="string" calcext:value-type="string">
            <text:p>Mobile 1 Channel Telemetry Modbus register description for Software version 1.2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4"/>
          <table:table-cell table:style-name="ce36" office:value-type="string" calcext:value-type="string">
            <text:p>Integer value limitations</text:p>
          </table:table-cell>
          <table:table-cell table:style-name="ce42" table:number-columns-repeated="8"/>
          <table:table-cell table:number-columns-repeated="1000"/>
        </table:table-row>
        <table:table-row table:style-name="ro2">
          <table:table-cell table:style-name="ce1" office:value-type="string" calcext:value-type="string">
            <text:p>Input <text:s/>Registers </text:p>
          </table:table-cell>
          <table:table-cell table:number-columns-repeated="14"/>
          <table:table-cell table:style-name="ce37" office:value-type="string" calcext:value-type="string">
            <text:p>- Measurement index is running number of measurement (from the power up)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6"/>
          <table:table-cell table:style-name="ce37" office:value-type="string" calcext:value-type="string">
            <text:p><text:s text:c="3"/>- 16-bit integer register overflows at 32678 and next value is 0. 32678 is the maximum value of 16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F Device independent Measurement values</text:p>
          </table:table-cell>
          <table:table-cell table:number-columns-repeated="6"/>
          <table:table-cell table:style-name="ce37" office:value-type="string" calcext:value-type="string">
            <text:p><text:s text:c="3"/>- 32-bit register overflows at 2147483648 and next value is 0. 2147483648 is the maximum <text:s/>value of <text:s/>32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4"/>
          <table:table-cell table:style-name="ce37" office:value-type="string" calcext:value-type="string">
            <text:p><text:s text:c="3"/>- 32-bit single precision floating point <text:s/>dynamic range for full precision integer value is -16777216 .. 16777216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3" office:value-type="float" office:value="30001" calcext:value-type="float">
            <text:p>3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Voltage [0.01V]</text:p>
          </table:table-cell>
          <table:table-cell table:style-name="ce12"/>
          <table:table-cell table:style-name="ce18" office:value-type="float" office:value="31001" calcext:value-type="float">
            <text:p>3100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attery Voltage [0.01V]</text:p>
          </table:table-cell>
          <table:table-cell table:style-name="ce22"/>
          <table:table-cell table:style-name="ce27" table:formula="of:=[.E7]+1000" office:value-type="float" office:value="32001" calcext:value-type="float">
            <text:p>3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Voltage [V]</text:p>
          </table:table-cell>
          <table:table-cell table:number-columns-repeated="1013"/>
        </table:table-row>
        <table:table-row table:style-name="ro3">
          <table:table-cell table:style-name="ce3" office:value-type="float" office:value="30002" calcext:value-type="float">
            <text:p>3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apacity [0.01%]</text:p>
          </table:table-cell>
          <table:table-cell table:style-name="ce12"/>
          <table:table-cell table:style-name="ce18" office:value-type="float" office:value="31003" calcext:value-type="float">
            <text:p>3100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attery Capacity [0.01%]</text:p>
          </table:table-cell>
          <table:table-cell table:style-name="ce22"/>
          <table:table-cell table:style-name="ce27" table:formula="of:=[.E8]+1000" office:value-type="float" office:value="32003" calcext:value-type="float">
            <text:p>3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apacity [%]</text:p>
          </table:table-cell>
          <table:table-cell table:number-columns-repeated="4"/>
          <table:table-cell table:style-name="ce36" office:value-type="string" calcext:value-type="string">
            <text:p>Modbus register byte / bit order. Modbus Word size is 16bits</text:p>
          </table:table-cell>
          <table:table-cell table:style-name="ce42" table:number-columns-repeated="8"/>
          <table:table-cell table:number-columns-repeated="1000"/>
        </table:table-row>
        <table:table-row table:style-name="ro3">
          <table:table-cell table:style-name="ce3" office:value-type="float" office:value="30003" calcext:value-type="float">
            <text:p>3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harger State</text:p>
          </table:table-cell>
          <table:table-cell table:style-name="ce12"/>
          <table:table-cell table:style-name="ce18" office:value-type="float" office:value="31005" calcext:value-type="float">
            <text:p>3100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attery Charger State</text:p>
          </table:table-cell>
          <table:table-cell table:style-name="ce22"/>
          <table:table-cell table:style-name="ce27" table:formula="of:=[.E9]+1000" office:value-type="float" office:value="32005" calcext:value-type="float">
            <text:p>3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harger State</text:p>
          </table:table-cell>
          <table:table-cell table:number-columns-repeated="4"/>
          <table:table-cell table:style-name="ce38" office:value-type="string" calcext:value-type="string">
            <text:p>Byte (8-bit) bit order is lsb</text:p>
          </table:table-cell>
          <table:table-cell table:style-name="ce43"/>
          <table:table-cell table:style-name="ce40" table:number-columns-repeated="7"/>
          <table:table-cell table:number-columns-repeated="1000"/>
        </table:table-row>
        <table:table-row table:style-name="ro3">
          <table:table-cell table:style-name="ce3" office:value-type="float" office:value="30004" calcext:value-type="float">
            <text:p>3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CPU Temperature [0.1°C]</text:p>
          </table:table-cell>
          <table:table-cell table:style-name="ce12"/>
          <table:table-cell table:style-name="ce18" office:value-type="float" office:value="31007" calcext:value-type="float">
            <text:p>3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CPU Temperature [0.1°C]</text:p>
          </table:table-cell>
          <table:table-cell table:style-name="ce22"/>
          <table:table-cell table:style-name="ce27" table:formula="of:=[.E10]+1000" office:value-type="float" office:value="32007" calcext:value-type="float">
            <text:p>3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CPU Temperature [°C]</text:p>
          </table:table-cell>
          <table:table-cell table:number-columns-repeated="4"/>
          <table:table-cell table:style-name="ce39" office:value-type="string" calcext:value-type="string">
            <text:p>bit 0</text:p>
          </table:table-cell>
          <table:table-cell table:style-name="ce39" office:value-type="string" calcext:value-type="string">
            <text:p>bit 1</text:p>
          </table:table-cell>
          <table:table-cell table:style-name="ce39" office:value-type="string" calcext:value-type="string">
            <text:p>bit 2</text:p>
          </table:table-cell>
          <table:table-cell table:style-name="ce39" office:value-type="string" calcext:value-type="string">
            <text:p>bit 3</text:p>
          </table:table-cell>
          <table:table-cell table:style-name="ce39" office:value-type="string" calcext:value-type="string">
            <text:p>bit 4</text:p>
          </table:table-cell>
          <table:table-cell table:style-name="ce39" office:value-type="string" calcext:value-type="string">
            <text:p>bit 5</text:p>
          </table:table-cell>
          <table:table-cell table:style-name="ce39" office:value-type="string" calcext:value-type="string">
            <text:p>bit 6</text:p>
          </table:table-cell>
          <table:table-cell table:style-name="ce39" office:value-type="string" calcext:value-type="string">
            <text:p>bit 7</text:p>
          </table:table-cell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5" calcext:value-type="float">
            <text:p>3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uttons State</text:p>
          </table:table-cell>
          <table:table-cell table:style-name="ce12"/>
          <table:table-cell table:style-name="ce18" office:value-type="float" office:value="31009" calcext:value-type="float">
            <text:p>3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uttons State</text:p>
          </table:table-cell>
          <table:table-cell table:style-name="ce22"/>
          <table:table-cell table:style-name="ce27" table:formula="of:=[.E11]+1000" office:value-type="float" office:value="32009" calcext:value-type="float">
            <text:p>3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uttons State</text:p>
          </table:table-cell>
          <table:table-cell table:number-columns-repeated="4"/>
          <table:table-cell table:style-name="ce40" table:number-columns-repeated="2"/>
          <table:table-cell table:style-name="ce41"/>
          <table:table-cell table:style-name="ce40" table:number-columns-repeated="4"/>
          <table:table-cell table:style-name="ce41"/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6" calcext:value-type="float">
            <text:p>3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lock [10kHz]</text:p>
          </table:table-cell>
          <table:table-cell table:style-name="ce12"/>
          <table:table-cell table:style-name="ce18" office:value-type="float" office:value="31011" calcext:value-type="float">
            <text:p>3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lock [Hz]</text:p>
          </table:table-cell>
          <table:table-cell table:style-name="ce22"/>
          <table:table-cell table:style-name="ce27" table:formula="of:=[.E12]+1000" office:value-type="float" office:value="32011" calcext:value-type="float">
            <text:p>3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lock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Source Clock for PWM Module</text:p>
          </table:table-cell>
          <table:table-cell table:number-columns-repeated="2"/>
          <table:table-cell table:style-name="ce38" office:value-type="string" calcext:value-type="string">
            <text:p>16-bit Integer (Big Endian)</text:p>
          </table:table-cell>
          <table:table-cell table:style-name="ce43"/>
          <table:table-cell table:style-name="ce40"/>
          <table:table-cell table:style-name="ce38" office:value-type="string" calcext:value-type="string">
            <text:p>32-bit Integer / 32-bit Floating point</text:p>
          </table:table-cell>
          <table:table-cell table:style-name="ce45" table:number-columns-repeated="2"/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7" calcext:value-type="float">
            <text:p>3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Frequency [Hz]</text:p>
          </table:table-cell>
          <table:table-cell table:style-name="ce12"/>
          <table:table-cell table:style-name="ce18" office:value-type="float" office:value="31013" calcext:value-type="float">
            <text:p>3101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Frequency [Hz]</text:p>
          </table:table-cell>
          <table:table-cell table:style-name="ce22"/>
          <table:table-cell table:style-name="ce27" table:formula="of:=[.E13]+1000" office:value-type="float" office:value="32013" calcext:value-type="float">
            <text:p>3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Frequency [Hz]</text:p>
          </table:table-cell>
          <table:table-cell table:style-name="ce35"/>
          <table:table-cell table:number-columns-repeated="3"/>
          <table:table-cell table:style-name="ce39" office:value-type="string" calcext:value-type="string">
            <text:p>MSB</text:p>
          </table:table-cell>
          <table:table-cell table:style-name="ce39" office:value-type="string" calcext:value-type="string">
            <text:p>LSB</text:p>
          </table:table-cell>
          <table:table-cell table:style-name="ce40"/>
          <table:table-cell table:style-name="ce44" office:value-type="string" calcext:value-type="string">
            <text:p>Register N</text:p>
          </table:table-cell>
          <table:table-cell table:style-name="ce43"/>
          <table:table-cell table:style-name="ce44" office:value-type="string" calcext:value-type="string">
            <text:p>Register N+1</text:p>
          </table:table-cell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8" calcext:value-type="float">
            <text:p>3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1 Duty Cycle [0.01%]</text:p>
          </table:table-cell>
          <table:table-cell table:style-name="ce12"/>
          <table:table-cell table:style-name="ce18" office:value-type="float" office:value="31015" calcext:value-type="float">
            <text:p>3101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1 Duty Cycle [0.01%]</text:p>
          </table:table-cell>
          <table:table-cell table:style-name="ce22"/>
          <table:table-cell table:style-name="ce27" table:formula="of:=[.E14]+1000" office:value-type="float" office:value="32015" calcext:value-type="float">
            <text:p>3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1 Duty Cycle [%]</text:p>
          </table:table-cell>
          <table:table-cell table:number-columns-repeated="4"/>
          <table:table-cell table:style-name="ce41" table:number-columns-repeated="2"/>
          <table:table-cell table:style-name="ce40"/>
          <table:table-cell table:style-name="ce39" office:value-type="string" calcext:value-type="string">
            <text:p>Byte1</text:p>
          </table:table-cell>
          <table:table-cell table:style-name="ce39" office:value-type="string" calcext:value-type="string">
            <text:p>Byte0 (LSB)</text:p>
          </table:table-cell>
          <table:table-cell table:style-name="ce39" office:value-type="string" calcext:value-type="string">
            <text:p>Byte3 (MSB)</text:p>
          </table:table-cell>
          <table:table-cell table:style-name="ce39" office:value-type="string" calcext:value-type="string">
            <text:p>Byte2</text:p>
          </table:table-cell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9" calcext:value-type="float">
            <text:p>3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2 Duty Cycle [0.01%]</text:p>
          </table:table-cell>
          <table:table-cell table:style-name="ce12"/>
          <table:table-cell table:style-name="ce18" office:value-type="float" office:value="31017" calcext:value-type="float">
            <text:p>3101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2 Duty Cycle [0.01%]</text:p>
          </table:table-cell>
          <table:table-cell table:style-name="ce22"/>
          <table:table-cell table:style-name="ce27" table:formula="of:=[.E15]+1000" office:value-type="float" office:value="32017" calcext:value-type="float">
            <text:p>3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2 Duty Cycle [%]</text:p>
          </table:table-cell>
          <table:table-cell table:number-columns-repeated="4"/>
          <table:table-cell table:style-name="ce40" table:number-columns-repeated="9"/>
          <table:table-cell table:number-columns-repeated="1000"/>
        </table:table-row>
        <table:table-row table:style-name="ro3">
          <table:table-cell table:style-name="ce3" office:value-type="float" office:value="30010" calcext:value-type="float">
            <text:p>3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3 Duty Cycle [0.01%]</text:p>
          </table:table-cell>
          <table:table-cell table:style-name="ce12"/>
          <table:table-cell table:style-name="ce18" office:value-type="float" office:value="31019" calcext:value-type="float">
            <text:p>3101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3 Duty Cycle [0.01%]</text:p>
          </table:table-cell>
          <table:table-cell table:style-name="ce22"/>
          <table:table-cell table:style-name="ce27" table:formula="of:=[.E16]+1000" office:value-type="float" office:value="32019" calcext:value-type="float">
            <text:p>3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3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1" calcext:value-type="float">
            <text:p>3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4 Duty Cycle [0.01%]</text:p>
          </table:table-cell>
          <table:table-cell table:style-name="ce12"/>
          <table:table-cell table:style-name="ce18" office:value-type="float" office:value="31021" calcext:value-type="float">
            <text:p>3102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4 Duty Cycle [0.01%]</text:p>
          </table:table-cell>
          <table:table-cell table:style-name="ce22"/>
          <table:table-cell table:style-name="ce27" table:formula="of:=[.E17]+1000" office:value-type="float" office:value="32021" calcext:value-type="float">
            <text:p>3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4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2" calcext:value-type="float">
            <text:p>3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18" office:value-type="float" office:value="31023" calcext:value-type="float">
            <text:p>3102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(/Debug Information)</text:p>
          </table:table-cell>
          <table:table-cell table:style-name="ce22"/>
          <table:table-cell table:style-name="ce27" table:formula="of:=[.E18]+1000" office:value-type="float" office:value="32023" calcext:value-type="float">
            <text:p>3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3" calcext:value-type="float">
            <text:p>3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18" office:value-type="float" office:value="31025" calcext:value-type="float">
            <text:p>3102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(/Debug Information)</text:p>
          </table:table-cell>
          <table:table-cell table:style-name="ce22"/>
          <table:table-cell table:style-name="ce27" table:formula="of:=[.E19]+1000" office:value-type="float" office:value="32025" calcext:value-type="float">
            <text:p>3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4" calcext:value-type="float">
            <text:p>3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18" office:value-type="float" office:value="31027" calcext:value-type="float">
            <text:p>3102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(/Debug Information)</text:p>
          </table:table-cell>
          <table:table-cell table:style-name="ce22"/>
          <table:table-cell table:style-name="ce27" table:formula="of:=[.E20]+1000" office:value-type="float" office:value="32027" calcext:value-type="float">
            <text:p>3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5" calcext:value-type="float">
            <text:p>3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29" calcext:value-type="float">
            <text:p>3102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1]+1000" office:value-type="float" office:value="32029" calcext:value-type="float">
            <text:p>3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6" calcext:value-type="float">
            <text:p>3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1" calcext:value-type="float">
            <text:p>3103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2]+1000" office:value-type="float" office:value="32031" calcext:value-type="float">
            <text:p>3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7" calcext:value-type="float">
            <text:p>3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3" calcext:value-type="float">
            <text:p>3103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3]+1000" office:value-type="float" office:value="32033" calcext:value-type="float">
            <text:p>3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8" calcext:value-type="float">
            <text:p>3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5" calcext:value-type="float">
            <text:p>3103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4]+1000" office:value-type="float" office:value="32035" calcext:value-type="float">
            <text:p>3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9" calcext:value-type="float">
            <text:p>3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7" calcext:value-type="float">
            <text:p>3103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5]+1000" office:value-type="float" office:value="32037" calcext:value-type="float">
            <text:p>3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0" calcext:value-type="float">
            <text:p>3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9" calcext:value-type="float">
            <text:p>3103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6]+1000" office:value-type="float" office:value="32039" calcext:value-type="float">
            <text:p>3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1" calcext:value-type="float">
            <text:p>3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1" calcext:value-type="float">
            <text:p>3104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7]+1000" office:value-type="float" office:value="32041" calcext:value-type="float">
            <text:p>3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2" calcext:value-type="float">
            <text:p>3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3" calcext:value-type="float">
            <text:p>3104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8]+1000" office:value-type="float" office:value="32043" calcext:value-type="float">
            <text:p>3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3" calcext:value-type="float">
            <text:p>3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5" calcext:value-type="float">
            <text:p>3104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9]+1000" office:value-type="float" office:value="32045" calcext:value-type="float">
            <text:p>3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4" calcext:value-type="float">
            <text:p>3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7" calcext:value-type="float">
            <text:p>3104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30]+1000" office:value-type="float" office:value="32047" calcext:value-type="float">
            <text:p>3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5" calcext:value-type="float">
            <text:p>3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9" calcext:value-type="float">
            <text:p>3104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31]+1000" office:value-type="float" office:value="32049" calcext:value-type="float">
            <text:p>3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style-name="ce3"/>
          <table:table-cell table:style-name="ce12" table:number-columns-repeated="3"/>
          <table:table-cell table:style-name="ce18"/>
          <table:table-cell table:style-name="ce22" table:number-columns-repeated="3"/>
          <table:table-cell table:style-name="ce27"/>
          <table:table-cell table:style-name="ce31" table:number-columns-repeated="2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t Index (16-bit value)</text:p>
          </table:table-cell>
          <table:table-cell table:style-name="ce23"/>
          <table:table-cell table:style-name="ce28" table:formula="of:=[.E39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adio Rx Status</text:p>
          </table:table-cell>
          <table:table-cell table:style-name="ce23"/>
          <table:table-cell table:style-name="ce28" table:formula="of:=[.E40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ceive Success [%]</text:p>
          </table:table-cell>
          <table:table-cell table:style-name="ce23"/>
          <table:table-cell table:style-name="ce28" table:formula="of:=[.E41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 [0 -&gt; Valid, !0 -&gt; Valid]</text:p>
          </table:table-cell>
          <table:table-cell table:style-name="ce23"/>
          <table:table-cell table:style-name="ce28" table:formula="of:=[.E42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ation Counter</text:p>
          </table:table-cell>
          <table:table-cell table:style-name="ce23"/>
          <table:table-cell table:style-name="ce28" table:formula="of:=[.E43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4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5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6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7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8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[1/16°C]</text:p>
          </table:table-cell>
          <table:table-cell table:style-name="ce23"/>
          <table:table-cell table:style-name="ce28" table:formula="of:=[.E49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[1/16°C]</text:p>
          </table:table-cell>
          <table:table-cell table:style-name="ce23"/>
          <table:table-cell table:style-name="ce28" table:formula="of:=[.E50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3 [1/16°C]</text:p>
          </table:table-cell>
          <table:table-cell table:style-name="ce23"/>
          <table:table-cell table:style-name="ce28" table:formula="of:=[.E51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4 [1/16°C]</text:p>
          </table:table-cell>
          <table:table-cell table:style-name="ce23"/>
          <table:table-cell table:style-name="ce28" table:formula="of:=[.E52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5 [1/16°C]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5 [1/16°C]</text:p>
          </table:table-cell>
          <table:table-cell table:style-name="ce23"/>
          <table:table-cell table:style-name="ce28" table:formula="of:=[.E53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5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6 [1/16°C]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6 [1/16°C]</text:p>
          </table:table-cell>
          <table:table-cell table:style-name="ce23"/>
          <table:table-cell table:style-name="ce28" table:formula="of:=[.E54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7 [1/16°C]</text:p>
          </table:table-cell>
          <table:table-cell table:style-name="ce13"/>
          <table:table-cell table:style-name="ce19" office:value-type="float" office:value="31083" calcext:value-type="float">
            <text:p>3108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7 [1/16°C]</text:p>
          </table:table-cell>
          <table:table-cell table:style-name="ce23"/>
          <table:table-cell table:style-name="ce28" table:formula="of:=[.E55]+1000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8 [1/16°C]</text:p>
          </table:table-cell>
          <table:table-cell table:style-name="ce13"/>
          <table:table-cell table:style-name="ce19" office:value-type="float" office:value="31085" calcext:value-type="float">
            <text:p>3108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8 [1/16°C]</text:p>
          </table:table-cell>
          <table:table-cell table:style-name="ce23"/>
          <table:table-cell table:style-name="ce28" table:formula="of:=[.E56]+1000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8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9 / Reference 1 [1/16°C]</text:p>
          </table:table-cell>
          <table:table-cell table:style-name="ce13"/>
          <table:table-cell table:style-name="ce19" office:value-type="float" office:value="31087" calcext:value-type="float">
            <text:p>3108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9 / Reference 1 [1/16°C]</text:p>
          </table:table-cell>
          <table:table-cell table:style-name="ce23"/>
          <table:table-cell table:style-name="ce28" table:formula="of:=[.E57]+1000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9 / Reference 1 [°C]</text:p>
          </table:table-cell>
          <table:table-cell table:style-name="ce35"/>
          <table:table-cell table:number-columns-repeated="13"/>
          <table:table-cell table:style-name="ce46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0 / Reference 2 [1/16°C]</text:p>
          </table:table-cell>
          <table:table-cell table:style-name="ce13"/>
          <table:table-cell table:style-name="ce19" office:value-type="float" office:value="31089" calcext:value-type="float">
            <text:p>3108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0 / Reference 2 [1/16°C]</text:p>
          </table:table-cell>
          <table:table-cell table:style-name="ce23"/>
          <table:table-cell table:style-name="ce28" table:formula="of:=[.E58]+1000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0 / Reference 2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1 / Reference 3 [1/16°C]</text:p>
          </table:table-cell>
          <table:table-cell table:style-name="ce13"/>
          <table:table-cell table:style-name="ce19" office:value-type="float" office:value="31091" calcext:value-type="float">
            <text:p>3109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1 / Reference 3 [1/16°C]</text:p>
          </table:table-cell>
          <table:table-cell table:style-name="ce23"/>
          <table:table-cell table:style-name="ce28" table:formula="of:=[.E59]+1000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1 / Reference 3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2 / Reference 4 [1/16°C]</text:p>
          </table:table-cell>
          <table:table-cell table:style-name="ce13"/>
          <table:table-cell table:style-name="ce19" office:value-type="float" office:value="31093" calcext:value-type="float">
            <text:p>3109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2 / Reference 4 [1/16°C]</text:p>
          </table:table-cell>
          <table:table-cell table:style-name="ce23"/>
          <table:table-cell table:style-name="ce28" table:formula="of:=[.E60]+1000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2 / Reference 4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3 / Reference 5 [1/16°C]</text:p>
          </table:table-cell>
          <table:table-cell table:style-name="ce13"/>
          <table:table-cell table:style-name="ce19" office:value-type="float" office:value="31095" calcext:value-type="float">
            <text:p>3109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3 / Reference 5 [1/16°C]</text:p>
          </table:table-cell>
          <table:table-cell table:style-name="ce23"/>
          <table:table-cell table:style-name="ce28" table:formula="of:=[.E61]+1000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3 / Reference 5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4 / Reference 6 [1/16°C]</text:p>
          </table:table-cell>
          <table:table-cell table:style-name="ce13"/>
          <table:table-cell table:style-name="ce19" office:value-type="float" office:value="31097" calcext:value-type="float">
            <text:p>3109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4 / Reference 6 [1/16°C]</text:p>
          </table:table-cell>
          <table:table-cell table:style-name="ce23"/>
          <table:table-cell table:style-name="ce28" table:formula="of:=[.E62]+1000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4 / Reference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5 / Reference 7 [1/16°C]</text:p>
          </table:table-cell>
          <table:table-cell table:style-name="ce13"/>
          <table:table-cell table:style-name="ce19" office:value-type="float" office:value="31099" calcext:value-type="float">
            <text:p>3109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5 / Reference 7 [1/16°C]</text:p>
          </table:table-cell>
          <table:table-cell table:style-name="ce23"/>
          <table:table-cell table:style-name="ce28" table:formula="of:=[.E63]+1000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5 / Reference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6 / Reference 8 [1/16°C]</text:p>
          </table:table-cell>
          <table:table-cell table:style-name="ce13"/>
          <table:table-cell table:style-name="ce19" office:value-type="float" office:value="31101" calcext:value-type="float">
            <text:p>3110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6 / Reference 8 [1/16°C]</text:p>
          </table:table-cell>
          <table:table-cell table:style-name="ce23"/>
          <table:table-cell table:style-name="ce28" table:formula="of:=[.E64]+1000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6 / Reference 8 [°C]</text:p>
          </table:table-cell>
          <table:table-cell table:style-name="ce35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t Index (16-bit value)</text:p>
          </table:table-cell>
          <table:table-cell table:style-name="ce23"/>
          <table:table-cell table:style-name="ce28" table:formula="of:=[.E70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adio Rx Status</text:p>
          </table:table-cell>
          <table:table-cell table:style-name="ce23"/>
          <table:table-cell table:style-name="ce28" table:formula="of:=[.E71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ceive Success [%]</text:p>
          </table:table-cell>
          <table:table-cell table:style-name="ce23"/>
          <table:table-cell table:style-name="ce28" table:formula="of:=[.E72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 [0 -&gt; Valid, !0 -&gt; Valid]</text:p>
          </table:table-cell>
          <table:table-cell table:style-name="ce23"/>
          <table:table-cell table:style-name="ce28" table:formula="of:=[.E73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ation Counter</text:p>
          </table:table-cell>
          <table:table-cell table:style-name="ce23"/>
          <table:table-cell table:style-name="ce28" table:formula="of:=[.E74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5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6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7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8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9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[1/16°C]</text:p>
          </table:table-cell>
          <table:table-cell table:style-name="ce23"/>
          <table:table-cell table:style-name="ce28" table:formula="of:=[.E80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[1/16°C]</text:p>
          </table:table-cell>
          <table:table-cell table:style-name="ce23"/>
          <table:table-cell table:style-name="ce28" table:formula="of:=[.E81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3 [1/16°C]</text:p>
          </table:table-cell>
          <table:table-cell table:style-name="ce23"/>
          <table:table-cell table:style-name="ce28" table:formula="of:=[.E82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4 [1/16°C]</text:p>
          </table:table-cell>
          <table:table-cell table:style-name="ce23"/>
          <table:table-cell table:style-name="ce28" table:formula="of:=[.E83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1 and 2 [1/16°C]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eference 1 and 2 [1/16°C]</text:p>
          </table:table-cell>
          <table:table-cell table:style-name="ce23"/>
          <table:table-cell table:style-name="ce28" table:formula="of:=[.E84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1 and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3 and 4 [1/16°C]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eference 3 and 4 [1/16°C]</text:p>
          </table:table-cell>
          <table:table-cell table:style-name="ce23"/>
          <table:table-cell table:style-name="ce28" table:formula="of:=[.E85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3 and 4 [°C]</text:p>
          </table:table-cell>
          <table:table-cell table:style-name="ce35"/>
          <table:table-cell table:number-columns-repeated="1012"/>
        </table:table-row>
        <table:table-row table:style-name="ro3">
          <table:table-cell table:number-columns-repeated="11"/>
          <table:table-cell table:style-name="ce35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Type</text:p>
          </table:table-cell>
          <table:table-cell table:style-name="ce23"/>
          <table:table-cell table:style-name="ce28" table:formula="of:=[.E91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type: 1 -&gt; Switch, 2 -&gt; Mux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ID</text:p>
          </table:table-cell>
          <table:table-cell table:style-name="ce23"/>
          <table:table-cell table:style-name="ce28" table:formula="of:=[.E92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93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ime since last received packet. Device will be deleted if no packet received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94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its 0..6 indicate switch/mux states, bit 7 indicates transmit interval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95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96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97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98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99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00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 Device Type</text:p>
          </table:table-cell>
          <table:table-cell table:style-name="ce23"/>
          <table:table-cell table:style-name="ce28" table:formula="of:=[.E101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</text:p>
          </table:table-cell>
          <table:table-cell/>
          <table:table-cell office:value-type="string" calcext:value-type="string">
            <text:p>- Remote Switch/MUX implementation has a list that can handle 32 Switches or Mux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ID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 Device ID</text:p>
          </table:table-cell>
          <table:table-cell table:style-name="ce23"/>
          <table:table-cell table:style-name="ce28" table:formula="of:=[.E102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ID</text:p>
          </table:table-cell>
          <table:table-cell/>
          <table:table-cell office:value-type="string" calcext:value-type="string">
            <text:p>- New device is added to the first available position for example mux or switch is added to 1st position if list is empty</text:p>
          </table:table-cell>
          <table:table-cell table:number-columns-repeated="1011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103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/>
          <table:table-cell office:value-type="string" calcext:value-type="string">
            <text:p><text:s text:c="3"/>or the 1st position of list is available otherwise, i.e. device previously occupied the 1st position <text:s/>has not send packet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104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105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106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083" calcext:value-type="float">
            <text:p>310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107]+1000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085" calcext:value-type="float">
            <text:p>310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108]+1000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087" calcext:value-type="float">
            <text:p>310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109]+1000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089" calcext:value-type="float">
            <text:p>310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10]+1000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</text:p>
          </table:table-cell>
          <table:table-cell table:style-name="ce13"/>
          <table:table-cell table:style-name="ce19" office:value-type="float" office:value="31091" calcext:value-type="float">
            <text:p>3109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Type</text:p>
          </table:table-cell>
          <table:table-cell table:style-name="ce23"/>
          <table:table-cell table:style-name="ce28" table:formula="of:=[.E111]+1000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</text:p>
          </table:table-cell>
          <table:table-cell table:number-columns-repeated="1013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</text:p>
          </table:table-cell>
          <table:table-cell table:style-name="ce13"/>
          <table:table-cell table:style-name="ce19" office:value-type="float" office:value="31093" calcext:value-type="float">
            <text:p>3109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ID</text:p>
          </table:table-cell>
          <table:table-cell table:style-name="ce23"/>
          <table:table-cell table:style-name="ce28" table:formula="of:=[.E112]+1000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095" calcext:value-type="float">
            <text:p>3109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113]+1000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097" calcext:value-type="float">
            <text:p>3109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114]+1000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099" calcext:value-type="float">
            <text:p>3109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115]+1000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101" calcext:value-type="float">
            <text:p>3110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116]+1000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52" calcext:value-type="float">
            <text:p>3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103" calcext:value-type="float">
            <text:p>3110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117]+1000" office:value-type="float" office:value="32103" calcext:value-type="float">
            <text:p>3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3" calcext:value-type="float">
            <text:p>3005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105" calcext:value-type="float">
            <text:p>3110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118]+1000" office:value-type="float" office:value="32105" calcext:value-type="float">
            <text:p>3210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4" calcext:value-type="float">
            <text:p>3005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107" calcext:value-type="float">
            <text:p>3110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119]+1000" office:value-type="float" office:value="32107" calcext:value-type="float">
            <text:p>3210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5" calcext:value-type="float">
            <text:p>3005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109" calcext:value-type="float">
            <text:p>3110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20]+1000" office:value-type="float" office:value="32109" calcext:value-type="float">
            <text:p>3210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0" office:value-type="string" calcext:value-type="string">
            <text:p>...</text:p>
          </table:table-cell>
          <table:table-cell table:style-name="ce24" office:value-type="string" calcext:value-type="string">
            <text:p>...</text:p>
          </table:table-cell>
          <table:table-cell table:style-name="ce23" office:value-type="string" calcext:value-type="string">
            <text:p>...</text:p>
          </table:table-cell>
          <table:table-cell table:style-name="ce2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30336" calcext:value-type="float">
            <text:p>3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Type </text:p>
          </table:table-cell>
          <table:table-cell table:style-name="ce13"/>
          <table:table-cell table:style-name="ce19" office:value-type="float" office:value="31671" calcext:value-type="float">
            <text:p>316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th Device Type </text:p>
          </table:table-cell>
          <table:table-cell table:style-name="ce23"/>
          <table:table-cell table:style-name="ce28" table:formula="of:=[.E122]+1000" office:value-type="float" office:value="32671" calcext:value-type="float">
            <text:p>3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Type </text:p>
          </table:table-cell>
          <table:table-cell table:number-columns-repeated="1013"/>
        </table:table-row>
        <table:table-row table:style-name="ro3">
          <table:table-cell table:style-name="ce5" office:value-type="float" office:value="30337" calcext:value-type="float">
            <text:p>3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ID</text:p>
          </table:table-cell>
          <table:table-cell table:style-name="ce13"/>
          <table:table-cell table:style-name="ce19" office:value-type="float" office:value="31673" calcext:value-type="float">
            <text:p>316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th Device ID</text:p>
          </table:table-cell>
          <table:table-cell table:style-name="ce23"/>
          <table:table-cell table:style-name="ce28" table:formula="of:=[.E123]+1000" office:value-type="float" office:value="32673" calcext:value-type="float">
            <text:p>3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338" calcext:value-type="float">
            <text:p>3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675" calcext:value-type="float">
            <text:p>316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124]+1000" office:value-type="float" office:value="32675" calcext:value-type="float">
            <text:p>3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339" calcext:value-type="float">
            <text:p>3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677" calcext:value-type="float">
            <text:p>316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125]+1000" office:value-type="float" office:value="32677" calcext:value-type="float">
            <text:p>3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340" calcext:value-type="float">
            <text:p>3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679" calcext:value-type="float">
            <text:p>316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126]+1000" office:value-type="float" office:value="32679" calcext:value-type="float">
            <text:p>3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341" calcext:value-type="float">
            <text:p>3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681" calcext:value-type="float">
            <text:p>316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127]+1000" office:value-type="float" office:value="32681" calcext:value-type="float">
            <text:p>3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342" calcext:value-type="float">
            <text:p>3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683" calcext:value-type="float">
            <text:p>316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128]+1000" office:value-type="float" office:value="32683" calcext:value-type="float">
            <text:p>3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3" calcext:value-type="float">
            <text:p>3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685" calcext:value-type="float">
            <text:p>316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129]+1000" office:value-type="float" office:value="32685" calcext:value-type="float">
            <text:p>3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4" calcext:value-type="float">
            <text:p>3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687" calcext:value-type="float">
            <text:p>316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130]+1000" office:value-type="float" office:value="32687" calcext:value-type="float">
            <text:p>3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5" calcext:value-type="float">
            <text:p>3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689" calcext:value-type="float">
            <text:p>316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31]+1000" office:value-type="float" office:value="32689" calcext:value-type="float">
            <text:p>3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 Index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 Index (16-bit value)</text:p>
          </table:table-cell>
          <table:table-cell table:style-name="ce23"/>
          <table:table-cell table:style-name="ce28" table:formula="of:=[.E137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adio Rx Status</text:p>
          </table:table-cell>
          <table:table-cell table:style-name="ce23"/>
          <table:table-cell table:style-name="ce28" table:formula="of:=[.E138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-&gt; 1 otherwise 0, <text:s/>Radio 2 has received packet bit 1 -&gt;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ceive Success [%]</text:p>
          </table:table-cell>
          <table:table-cell table:style-name="ce23"/>
          <table:table-cell table:style-name="ce28" table:formula="of:=[.E139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Measured Samplerate [Hz]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Measured Samplerate [Hz]</text:p>
          </table:table-cell>
          <table:table-cell table:style-name="ce23"/>
          <table:table-cell table:style-name="ce28" table:formula="of:=[.E140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Measured Samplerate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Quadrature Sample Rate measured from incoming packet frequency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Packet Drift Index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t Drift Index</text:p>
          </table:table-cell>
          <table:table-cell table:style-name="ce23"/>
          <table:table-cell table:style-name="ce28" table:formula="of:=[.E141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Drift Index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ndicator of receiver not been able to adjust timer/couter to incoming packets , i.e. Incoming packets drift (and might be lost). If value is not changed packets are received as expected.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2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3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4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5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6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nth value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nth value</text:p>
          </table:table-cell>
          <table:table-cell table:style-name="ce23"/>
          <table:table-cell table:style-name="ce28" table:formula="of:=[.E147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n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nth <text:s text:c="6"/>sample of most recent radio packet, i.e. the most recent sample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nth value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nth value</text:p>
          </table:table-cell>
          <table:table-cell table:style-name="ce23"/>
          <table:table-cell table:style-name="ce28" table:formula="of:=[.E148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n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nth <text:s text:c="6"/>sample of most recent radio packet, i.e. the most recent sample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1)th value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(n-1)th value</text:p>
          </table:table-cell>
          <table:table-cell table:style-name="ce23"/>
          <table:table-cell table:style-name="ce28" table:formula="of:=[.E149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1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1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1)th value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1)th value</text:p>
          </table:table-cell>
          <table:table-cell table:style-name="ce23"/>
          <table:table-cell table:style-name="ce28" table:formula="of:=[.E150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1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1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2)th value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(n-2)th value</text:p>
          </table:table-cell>
          <table:table-cell table:style-name="ce23"/>
          <table:table-cell table:style-name="ce28" table:formula="of:=[.E151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2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2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2)th value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2)th value</text:p>
          </table:table-cell>
          <table:table-cell table:style-name="ce23"/>
          <table:table-cell table:style-name="ce28" table:formula="of:=[.E152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2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2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3)th value</text:p>
          </table:table-cell>
          <table:table-cell table:style-name="ce13"/>
          <table:table-cell table:style-name="ce19" office:value-type="float" office:value="31083" calcext:value-type="float">
            <text:p>3108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3)th value</text:p>
          </table:table-cell>
          <table:table-cell table:style-name="ce23"/>
          <table:table-cell table:style-name="ce28" table:formula="of:=[.E153]+1000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3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3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3)th value</text:p>
          </table:table-cell>
          <table:table-cell table:style-name="ce13"/>
          <table:table-cell table:style-name="ce19" office:value-type="float" office:value="31085" calcext:value-type="float">
            <text:p>3108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3)th value</text:p>
          </table:table-cell>
          <table:table-cell table:style-name="ce23"/>
          <table:table-cell table:style-name="ce28" table:formula="of:=[.E154]+1000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3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3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4)th value</text:p>
          </table:table-cell>
          <table:table-cell table:style-name="ce13"/>
          <table:table-cell table:style-name="ce19" office:value-type="float" office:value="31087" calcext:value-type="float">
            <text:p>3108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(n-4)th value</text:p>
          </table:table-cell>
          <table:table-cell table:style-name="ce23"/>
          <table:table-cell table:style-name="ce28" table:formula="of:=[.E155]+1000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4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4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4)th value</text:p>
          </table:table-cell>
          <table:table-cell table:style-name="ce13"/>
          <table:table-cell table:style-name="ce19" office:value-type="float" office:value="31089" calcext:value-type="float">
            <text:p>3108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4)th value</text:p>
          </table:table-cell>
          <table:table-cell table:style-name="ce23"/>
          <table:table-cell table:style-name="ce28" table:formula="of:=[.E156]+1000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4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4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0" office:value-type="string" calcext:value-type="string">
            <text:p>...</text:p>
          </table:table-cell>
          <table:table-cell table:style-name="ce24" office:value-type="string" calcext:value-type="string">
            <text:p>...</text:p>
          </table:table-cell>
          <table:table-cell table:style-name="ce23" office:value-type="string" calcext:value-type="string">
            <text:p>...</text:p>
          </table:table-cell>
          <table:table-cell table:style-name="ce2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Holding <text:s/>Registers 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F Device independent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1" calcext:value-type="float">
            <text:p>4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Channel (R/W)</text:p>
          </table:table-cell>
          <table:table-cell table:style-name="ce12"/>
          <table:table-cell table:style-name="ce18" office:value-type="float" office:value="41001" calcext:value-type="float">
            <text:p>4100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adio Channel (R/W)</text:p>
          </table:table-cell>
          <table:table-cell table:style-name="ce22"/>
          <table:table-cell table:style-name="ce27" table:formula="of:=[.E169]+1000" office:value-type="float" office:value="42001" calcext:value-type="float">
            <text:p>4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Channel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Channel register</text:span><text:span text:style-name="T9">: 0..127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2" calcext:value-type="float">
            <text:p>4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On Air Data Rate (Read Only)</text:p>
          </table:table-cell>
          <table:table-cell table:style-name="ce12"/>
          <table:table-cell table:style-name="ce18" office:value-type="float" office:value="41003" calcext:value-type="float">
            <text:p>4100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On Air Data Rate (Read Only)</text:p>
          </table:table-cell>
          <table:table-cell table:style-name="ce22"/>
          <table:table-cell table:style-name="ce27" table:formula="of:=[.E170]+1000" office:value-type="float" office:value="42003" calcext:value-type="float">
            <text:p>4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On Air Data Rate (Read Only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On Air Data Rate register</text:span><text:span text:style-name="T9">: 0 -&gt; 250kbps, 1-&gt; 1Mbps, 2 -&gt; 2Mbps. This is a read only value, any write operations are ignored i.e. no harm is done by writing this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3" calcext:value-type="float">
            <text:p>4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Device Type (R/W)</text:p>
          </table:table-cell>
          <table:table-cell table:style-name="ce12"/>
          <table:table-cell table:style-name="ce18" office:value-type="float" office:value="41005" calcext:value-type="float">
            <text:p>4100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adio Device Type (R/W)</text:p>
          </table:table-cell>
          <table:table-cell table:style-name="ce22"/>
          <table:table-cell table:style-name="ce27" table:formula="of:=[.E171]+1000" office:value-type="float" office:value="42005" calcext:value-type="float">
            <text:p>4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Device Typ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Device Type</text:span><text:span text:style-name="T9"> register: 2 -&gt; 16 Channel Thermocouple, 3 -&gt; 8 Channel Thermocoule, 4 -&gt; Remote Switch/Mux, 5 -&gt; 2 Ch Quadrature, 6 -&gt; 4 Channel Thermocouple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172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18" office:value-type="float" office:value="41009" calcext:value-type="float">
            <text:p>4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1 (R/W)</text:p>
          </table:table-cell>
          <table:table-cell table:style-name="ce22"/>
          <table:table-cell table:style-name="ce27" table:formula="of:=[.E173]+1000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18" office:value-type="float" office:value="41011" calcext:value-type="float">
            <text:p>4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2 (R/W)</text:p>
          </table:table-cell>
          <table:table-cell table:style-name="ce22"/>
          <table:table-cell table:style-name="ce27" table:formula="of:=[.E174]+1000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7" calcext:value-type="float">
            <text:p>4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3 (R/W)</text:p>
          </table:table-cell>
          <table:table-cell table:style-name="ce12"/>
          <table:table-cell table:style-name="ce18" office:value-type="float" office:value="41013" calcext:value-type="float">
            <text:p>4101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3 (R/W)</text:p>
          </table:table-cell>
          <table:table-cell table:style-name="ce22"/>
          <table:table-cell table:style-name="ce27" table:formula="of:=[.E175]+1000" office:value-type="float" office:value="42013" calcext:value-type="float">
            <text:p>4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3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8" calcext:value-type="float">
            <text:p>4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4 (R/W)</text:p>
          </table:table-cell>
          <table:table-cell table:style-name="ce12"/>
          <table:table-cell table:style-name="ce18" office:value-type="float" office:value="41015" calcext:value-type="float">
            <text:p>4101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4 (R/W)</text:p>
          </table:table-cell>
          <table:table-cell table:style-name="ce22"/>
          <table:table-cell table:style-name="ce27" table:formula="of:=[.E176]+1000" office:value-type="float" office:value="42015" calcext:value-type="float">
            <text:p>4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4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9" calcext:value-type="float">
            <text:p>4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17" calcext:value-type="float">
            <text:p>4101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77]+1000" office:value-type="float" office:value="42017" calcext:value-type="float">
            <text:p>4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0" calcext:value-type="float">
            <text:p>4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19" calcext:value-type="float">
            <text:p>4101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78]+1000" office:value-type="float" office:value="42019" calcext:value-type="float">
            <text:p>4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1" calcext:value-type="float">
            <text:p>4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1" calcext:value-type="float">
            <text:p>4102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79]+1000" office:value-type="float" office:value="42021" calcext:value-type="float">
            <text:p>4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2" calcext:value-type="float">
            <text:p>4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3" calcext:value-type="float">
            <text:p>4102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0]+1000" office:value-type="float" office:value="42023" calcext:value-type="float">
            <text:p>4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3" calcext:value-type="float">
            <text:p>4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5" calcext:value-type="float">
            <text:p>4102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1]+1000" office:value-type="float" office:value="42025" calcext:value-type="float">
            <text:p>4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4" calcext:value-type="float">
            <text:p>4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7" calcext:value-type="float">
            <text:p>4102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2]+1000" office:value-type="float" office:value="42027" calcext:value-type="float">
            <text:p>4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5" calcext:value-type="float">
            <text:p>4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9" calcext:value-type="float">
            <text:p>4102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3]+1000" office:value-type="float" office:value="42029" calcext:value-type="float">
            <text:p>4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6" calcext:value-type="float">
            <text:p>4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1" calcext:value-type="float">
            <text:p>4103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4]+1000" office:value-type="float" office:value="42031" calcext:value-type="float">
            <text:p>4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7" calcext:value-type="float">
            <text:p>4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3" calcext:value-type="float">
            <text:p>4103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5]+1000" office:value-type="float" office:value="42033" calcext:value-type="float">
            <text:p>4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/>
          <table:table-cell table:number-columns-repeated="1013"/>
        </table:table-row>
        <table:table-row table:style-name="ro3">
          <table:table-cell table:style-name="ce3" office:value-type="float" office:value="40018" calcext:value-type="float">
            <text:p>4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5" calcext:value-type="float">
            <text:p>4103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6]+1000" office:value-type="float" office:value="42035" calcext:value-type="float">
            <text:p>4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9" calcext:value-type="float">
            <text:p>4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7" calcext:value-type="float">
            <text:p>4103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7]+1000" office:value-type="float" office:value="42037" calcext:value-type="float">
            <text:p>4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0" calcext:value-type="float">
            <text:p>4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9" calcext:value-type="float">
            <text:p>4103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8]+1000" office:value-type="float" office:value="42039" calcext:value-type="float">
            <text:p>4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1" calcext:value-type="float">
            <text:p>4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1" calcext:value-type="float">
            <text:p>4104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9]+1000" office:value-type="float" office:value="42041" calcext:value-type="float">
            <text:p>4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2" calcext:value-type="float">
            <text:p>4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3" calcext:value-type="float">
            <text:p>4104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0]+1000" office:value-type="float" office:value="42043" calcext:value-type="float">
            <text:p>4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3" calcext:value-type="float">
            <text:p>4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5" calcext:value-type="float">
            <text:p>4104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1]+1000" office:value-type="float" office:value="42045" calcext:value-type="float">
            <text:p>4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4" calcext:value-type="float">
            <text:p>4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7" calcext:value-type="float">
            <text:p>4104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2]+1000" office:value-type="float" office:value="42047" calcext:value-type="float">
            <text:p>4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9" calcext:value-type="float">
            <text:p>4104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3]+1000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199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18" office:value-type="float" office:value="41009" calcext:value-type="float">
            <text:p>4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1 (R/W)</text:p>
          </table:table-cell>
          <table:table-cell table:style-name="ce22"/>
          <table:table-cell table:style-name="ce27" table:formula="of:=[.E200]+1000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18" office:value-type="float" office:value="41011" calcext:value-type="float">
            <text:p>4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2 (R/W)</text:p>
          </table:table-cell>
          <table:table-cell table:style-name="ce22"/>
          <table:table-cell table:style-name="ce27" table:formula="of:=[.E201]+1000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207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18" office:value-type="float" office:value="41009" calcext:value-type="float">
            <text:p>4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1 (R/W)</text:p>
          </table:table-cell>
          <table:table-cell table:style-name="ce22"/>
          <table:table-cell table:style-name="ce27" table:formula="of:=[.E208]+1000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18" office:value-type="float" office:value="41011" calcext:value-type="float">
            <text:p>4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2 (R/W)</text:p>
          </table:table-cell>
          <table:table-cell table:style-name="ce22"/>
          <table:table-cell table:style-name="ce27" table:formula="of:=[.E209]+1000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215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bit 0 in <text:span text:style-name="T10">Device Specific Register 0</text:span><text:span text:style-name="T9"> is 1 then </text:span><text:span text:style-name="T8">Global Switch State </text:span><text:span text:style-name="T9">register controls every device's</text:span><text:span text:style-name="T8"> Switch State</text:span><text:span text:style-name="T9"> register bits 0...6.</text:span>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...</text:p>
          </table:table-cell>
          <table:table-cell table:style-name="ce15" office:value-type="string" calcext:value-type="string">
            <text:p>...</text:p>
          </table:table-cell>
          <table:table-cell table:style-name="ce12" office:value-type="string" calcext:value-type="string">
            <text:p>...</text:p>
          </table:table-cell>
          <table:table-cell table:style-name="ce12"/>
          <table:table-cell table:style-name="ce21" office:value-type="string" calcext:value-type="string">
            <text:p>...</text:p>
          </table:table-cell>
          <table:table-cell table:style-name="ce25" office:value-type="string" calcext:value-type="string">
            <text:p>...</text:p>
          </table:table-cell>
          <table:table-cell table:style-name="ce22" office:value-type="string" calcext:value-type="string">
            <text:p>...</text:p>
          </table:table-cell>
          <table:table-cell table:style-name="ce22"/>
          <table:table-cell table:style-name="ce30" office:value-type="string" calcext:value-type="string">
            <text:p>...</text:p>
          </table:table-cell>
          <table:table-cell table:style-name="ce34" office:value-type="string" calcext:value-type="string">
            <text:p>...</text:p>
          </table:table-cell>
          <table:table-cell table:style-name="ce31" office:value-type="string" calcext:value-type="string">
            <text:p>...</text:p>
          </table:table-cell>
          <table:table-cell table:style-name="ce35"/>
          <table:table-cell office:value-type="string" calcext:value-type="string">
            <text:p>If bit 1 in <text:span text:style-name="T10">Device Specific Register 0</text:span><text:span text:style-name="T9"> register is 1 then </text:span><text:span text:style-name="T8">Global Switch State</text:span><text:span text:style-name="T9"> register controls every devices bit 7 in </text:span><text:span text:style-name="T8">Switch State</text:span><text:span text:style-name="T9">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Global Switch State</text:p>
          </table:table-cell>
          <table:table-cell table:style-name="ce12"/>
          <table:table-cell table:style-name="ce18" office:value-type="float" office:value="41049" calcext:value-type="float">
            <text:p>4104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Global Switch State</text:p>
          </table:table-cell>
          <table:table-cell table:style-name="ce22"/>
          <table:table-cell table:style-name="ce27" table:formula="of:=[.E217]+1000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Global 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Global Switch State</text:span><text:span text:style-name="T9"> register, look above. Read and Write register. Buttons 1 and 2 control bits in this register if bits 0 and/or 1 are set in</text:span><text:span text:style-name="T8"> Device Specific Register 0: Button 1 toggles bits 0..6 and Button 2 toggles bit 7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 (R0)</text:p>
          </table:table-cell>
          <table:table-cell table:style-name="ce13"/>
          <table:table-cell table:style-name="ce19" office:value-type="float" office:value="41051" calcext:value-type="float">
            <text:p>4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Type (R0)</text:p>
          </table:table-cell>
          <table:table-cell table:style-name="ce23"/>
          <table:table-cell table:style-name="ce28" table:formula="of:=[.E218]+1000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 (R0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Type </text:span><text:span text:style-name="T9">register: 1 -&gt; Switch, 2 -&gt; Mux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 (RO)</text:p>
          </table:table-cell>
          <table:table-cell table:style-name="ce13"/>
          <table:table-cell table:style-name="ce19" office:value-type="float" office:value="41053" calcext:value-type="float">
            <text:p>4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ID (RO)</text:p>
          </table:table-cell>
          <table:table-cell table:style-name="ce23"/>
          <table:table-cell table:style-name="ce28" table:formula="of:=[.E219]+1000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 (RO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1">Device Id</text:span><text:span text:style-name="T12"> register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055" calcext:value-type="float">
            <text:p>4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20]+1000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57" calcext:value-type="float">
            <text:p>4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1]+1000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59" calcext:value-type="float">
            <text:p>4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2]+1000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1" calcext:value-type="float">
            <text:p>4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3]+1000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3" calcext:value-type="float">
            <text:p>4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4]+1000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5" calcext:value-type="float">
            <text:p>4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5]+1000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7" calcext:value-type="float">
            <text:p>4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6]+1000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9" calcext:value-type="float">
            <text:p>4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7]+1000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 (R0)</text:p>
          </table:table-cell>
          <table:table-cell table:style-name="ce13"/>
          <table:table-cell table:style-name="ce19" office:value-type="float" office:value="41071" calcext:value-type="float">
            <text:p>410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 Device Type (R0)</text:p>
          </table:table-cell>
          <table:table-cell table:style-name="ce23"/>
          <table:table-cell table:style-name="ce28" table:formula="of:=[.E228]+1000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37" calcext:value-type="float">
            <text:p>4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Device ID (RO)</text:p>
          </table:table-cell>
          <table:table-cell table:style-name="ce13"/>
          <table:table-cell table:style-name="ce19" office:value-type="float" office:value="41073" calcext:value-type="float">
            <text:p>410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Device ID (RO)</text:p>
          </table:table-cell>
          <table:table-cell table:style-name="ce23"/>
          <table:table-cell table:style-name="ce28" table:formula="of:=[.E229]+1000" office:value-type="float" office:value="42073" calcext:value-type="float">
            <text:p>4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38" calcext:value-type="float">
            <text:p>4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075" calcext:value-type="float">
            <text:p>410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30]+1000" office:value-type="float" office:value="42075" calcext:value-type="float">
            <text:p>4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9" calcext:value-type="float">
            <text:p>4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77" calcext:value-type="float">
            <text:p>410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1]+1000" office:value-type="float" office:value="42077" calcext:value-type="float">
            <text:p>4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40" calcext:value-type="float">
            <text:p>4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79" calcext:value-type="float">
            <text:p>410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2]+1000" office:value-type="float" office:value="42079" calcext:value-type="float">
            <text:p>4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41" calcext:value-type="float">
            <text:p>4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1" calcext:value-type="float">
            <text:p>410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3]+1000" office:value-type="float" office:value="42081" calcext:value-type="float">
            <text:p>4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42" calcext:value-type="float">
            <text:p>4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3" calcext:value-type="float">
            <text:p>410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4]+1000" office:value-type="float" office:value="42083" calcext:value-type="float">
            <text:p>4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3" calcext:value-type="float">
            <text:p>4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5" calcext:value-type="float">
            <text:p>410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5]+1000" office:value-type="float" office:value="42085" calcext:value-type="float">
            <text:p>4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4" calcext:value-type="float">
            <text:p>4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7" calcext:value-type="float">
            <text:p>410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6]+1000" office:value-type="float" office:value="42087" calcext:value-type="float">
            <text:p>4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5" calcext:value-type="float">
            <text:p>4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9" calcext:value-type="float">
            <text:p>410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7]+1000" office:value-type="float" office:value="42089" calcext:value-type="float">
            <text:p>4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6" calcext:value-type="float">
            <text:p>4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 (R0)</text:p>
          </table:table-cell>
          <table:table-cell table:style-name="ce13"/>
          <table:table-cell table:style-name="ce19" office:value-type="float" office:value="41091" calcext:value-type="float">
            <text:p>4109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Type (R0)</text:p>
          </table:table-cell>
          <table:table-cell table:style-name="ce23"/>
          <table:table-cell table:style-name="ce28" table:formula="of:=[.E238]+1000" office:value-type="float" office:value="42091" calcext:value-type="float">
            <text:p>4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47" calcext:value-type="float">
            <text:p>4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 (RO)</text:p>
          </table:table-cell>
          <table:table-cell table:style-name="ce13"/>
          <table:table-cell table:style-name="ce19" office:value-type="float" office:value="41093" calcext:value-type="float">
            <text:p>4109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ID (RO)</text:p>
          </table:table-cell>
          <table:table-cell table:style-name="ce23"/>
          <table:table-cell table:style-name="ce28" table:formula="of:=[.E239]+1000" office:value-type="float" office:value="42093" calcext:value-type="float">
            <text:p>4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48" calcext:value-type="float">
            <text:p>4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095" calcext:value-type="float">
            <text:p>4109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40]+1000" office:value-type="float" office:value="42095" calcext:value-type="float">
            <text:p>4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49" calcext:value-type="float">
            <text:p>4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97" calcext:value-type="float">
            <text:p>4109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1]+1000" office:value-type="float" office:value="42097" calcext:value-type="float">
            <text:p>4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50" calcext:value-type="float">
            <text:p>4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99" calcext:value-type="float">
            <text:p>4109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2]+1000" office:value-type="float" office:value="42099" calcext:value-type="float">
            <text:p>4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51" calcext:value-type="float">
            <text:p>4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101" calcext:value-type="float">
            <text:p>4110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3]+1000" office:value-type="float" office:value="42101" calcext:value-type="float">
            <text:p>4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52" calcext:value-type="float">
            <text:p>4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103" calcext:value-type="float">
            <text:p>4110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4]+1000" office:value-type="float" office:value="42103" calcext:value-type="float">
            <text:p>4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0" office:value-type="string" calcext:value-type="string">
            <text:p>...</text:p>
          </table:table-cell>
          <table:table-cell table:style-name="ce24" office:value-type="string" calcext:value-type="string">
            <text:p>...</text:p>
          </table:table-cell>
          <table:table-cell table:style-name="ce23" office:value-type="string" calcext:value-type="string">
            <text:p>...</text:p>
          </table:table-cell>
          <table:table-cell table:style-name="ce2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40336" calcext:value-type="float">
            <text:p>4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Type (R0)</text:p>
          </table:table-cell>
          <table:table-cell table:style-name="ce13"/>
          <table:table-cell table:style-name="ce19" office:value-type="float" office:value="41671" calcext:value-type="float">
            <text:p>416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nd Device Type (R0)</text:p>
          </table:table-cell>
          <table:table-cell table:style-name="ce23"/>
          <table:table-cell table:style-name="ce28" table:formula="of:=[.E246]+1000" office:value-type="float" office:value="42671" calcext:value-type="float">
            <text:p>4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337" calcext:value-type="float">
            <text:p>4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ID (RO)</text:p>
          </table:table-cell>
          <table:table-cell table:style-name="ce13"/>
          <table:table-cell table:style-name="ce19" office:value-type="float" office:value="41673" calcext:value-type="float">
            <text:p>416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nd Device ID (RO)</text:p>
          </table:table-cell>
          <table:table-cell table:style-name="ce23"/>
          <table:table-cell table:style-name="ce28" table:formula="of:=[.E247]+1000" office:value-type="float" office:value="42673" calcext:value-type="float">
            <text:p>4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338" calcext:value-type="float">
            <text:p>4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675" calcext:value-type="float">
            <text:p>416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48]+1000" office:value-type="float" office:value="42675" calcext:value-type="float">
            <text:p>4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339" calcext:value-type="float">
            <text:p>4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77" calcext:value-type="float">
            <text:p>416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9]+1000" office:value-type="float" office:value="42677" calcext:value-type="float">
            <text:p>4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340" calcext:value-type="float">
            <text:p>4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79" calcext:value-type="float">
            <text:p>416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0]+1000" office:value-type="float" office:value="42679" calcext:value-type="float">
            <text:p>4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341" calcext:value-type="float">
            <text:p>4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1" calcext:value-type="float">
            <text:p>416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1]+1000" office:value-type="float" office:value="42681" calcext:value-type="float">
            <text:p>4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342" calcext:value-type="float">
            <text:p>4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3" calcext:value-type="float">
            <text:p>416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2]+1000" office:value-type="float" office:value="42683" calcext:value-type="float">
            <text:p>4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3" calcext:value-type="float">
            <text:p>4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5" calcext:value-type="float">
            <text:p>416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3]+1000" office:value-type="float" office:value="42685" calcext:value-type="float">
            <text:p>4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4" calcext:value-type="float">
            <text:p>4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7" calcext:value-type="float">
            <text:p>416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4]+1000" office:value-type="float" office:value="42687" calcext:value-type="float">
            <text:p>4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5" calcext:value-type="float">
            <text:p>4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9" calcext:value-type="float">
            <text:p>416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5]+1000" office:value-type="float" office:value="42689" calcext:value-type="float">
            <text:p>4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WM Frequency [Hz] (R/W)</text:p>
          </table:table-cell>
          <table:table-cell table:style-name="ce13"/>
          <table:table-cell table:style-name="ce19" office:value-type="float" office:value="41051" calcext:value-type="float">
            <text:p>4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WM Frequency [Hz] (R/W)</text:p>
          </table:table-cell>
          <table:table-cell table:style-name="ce23"/>
          <table:table-cell table:style-name="ce28" table:formula="of:=[.E261]+1000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WM Frequency [Hz]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frequency</text:span><text:span text:style-name="T9"> set value. This is a Read and Write register, but for all purposes use 10kHz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High (R/W)</text:p>
          </table:table-cell>
          <table:table-cell table:style-name="ce13"/>
          <table:table-cell table:style-name="ce19" office:value-type="float" office:value="41053" calcext:value-type="float">
            <text:p>4105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X PLL Control Value High (R/W)</text:p>
          </table:table-cell>
          <table:table-cell table:style-name="ce23"/>
          <table:table-cell table:style-name="ce28" table:formula="of:=[.E262]+1000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High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ax shift value. i.e. PWM_Freq_Min = PWM_Clock / ((PWM_Clock / PWM_Freq_Set) + <text:span text:style-name="T10">RX_PLL_Control_Value_High)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Low (R/W)</text:p>
          </table:table-cell>
          <table:table-cell table:style-name="ce13"/>
          <table:table-cell table:style-name="ce19" office:value-type="float" office:value="41055" calcext:value-type="float">
            <text:p>4105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X PLL Control Value Low (R/W)</text:p>
          </table:table-cell>
          <table:table-cell table:style-name="ce23"/>
          <table:table-cell table:style-name="ce28" table:formula="of:=[.E263]+1000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Low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in shift value. i.e. PWM_Freq_Max = PWM_Clock / ((PWM_Clock / PWM_Freq_Set) + <text:span text:style-name="T10">RX_PLL_Control_Value_Low</text:span><text:span text:style-name="T9">). Note!!!</text:span><text:span text:style-name="T8"> RX PLL Control Value Low</text:span><text:span text:style-name="T9"> should be negative!!!!!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ax Value (R/W)</text:p>
          </table:table-cell>
          <table:table-cell table:style-name="ce13"/>
          <table:table-cell table:style-name="ce19" office:value-type="float" office:value="41057" calcext:value-type="float">
            <text:p>4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Counter Max Value (R/W)</text:p>
          </table:table-cell>
          <table:table-cell table:style-name="ce23"/>
          <table:table-cell table:style-name="ce28" table:formula="of:=[.E264]+1000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Channel 1 Counter Min Value (R/W)</text:p>
          </table:table-cell>
          <table:table-cell table:style-name="ce13"/>
          <table:table-cell table:style-name="ce19" office:value-type="float" office:value="41059" calcext:value-type="float">
            <text:p>4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Counter Min Value (R/W)</text:p>
          </table:table-cell>
          <table:table-cell table:style-name="ce23"/>
          <table:table-cell table:style-name="ce28" table:formula="of:=[.E265]+1000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13"/>
          <table:table-cell table:style-name="ce19" office:value-type="float" office:value="41061" calcext:value-type="float">
            <text:p>4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23"/>
          <table:table-cell table:style-name="ce28" table:formula="of:=[.E266]+1000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13"/>
          <table:table-cell table:style-name="ce19" office:value-type="float" office:value="41063" calcext:value-type="float">
            <text:p>4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23"/>
          <table:table-cell table:style-name="ce28" table:formula="of:=[.E267]+1000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ax Value (R/W)</text:p>
          </table:table-cell>
          <table:table-cell table:style-name="ce13"/>
          <table:table-cell table:style-name="ce19" office:value-type="float" office:value="41065" calcext:value-type="float">
            <text:p>4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Counter Max Value (R/W)</text:p>
          </table:table-cell>
          <table:table-cell table:style-name="ce23"/>
          <table:table-cell table:style-name="ce28" table:formula="of:=[.E268]+1000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in Value (R/W)</text:p>
          </table:table-cell>
          <table:table-cell table:style-name="ce13"/>
          <table:table-cell table:style-name="ce19" office:value-type="float" office:value="41067" calcext:value-type="float">
            <text:p>4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Counter Min Value (R/W)</text:p>
          </table:table-cell>
          <table:table-cell table:style-name="ce23"/>
          <table:table-cell table:style-name="ce28" table:formula="of:=[.E269]+1000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13"/>
          <table:table-cell table:style-name="ce19" office:value-type="float" office:value="41069" calcext:value-type="float">
            <text:p>4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23"/>
          <table:table-cell table:style-name="ce28" table:formula="of:=[.E270]+1000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13"/>
          <table:table-cell table:style-name="ce19" office:value-type="float" office:value="41071" calcext:value-type="float">
            <text:p>410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23"/>
          <table:table-cell table:style-name="ce28" table:formula="of:=[.E271]+1000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<text:span text:style-name="T1">1</text:span><text:span text:style-name="T2"> </text:span><text:span text:style-name="T3">50%  Duty Cycle Value </text:span><text:span text:style-name="T4">offsets the counter value that produces the 50% offset: </text:span><text:span text:style-name="T5">Counter Max Value</text:span><text:span text:style-name="T4"> and </text:span><text:span text:style-name="T5">Counter Min Value</text:span><text:span text:style-name="T4"> defines the range and</text:span><text:span text:style-name="T5"> 50% Duty Cycle Value</text:span><text:span text:style-name="T4"> offset. i.e. value in 24-bit space what produced 50% PWM Duty Cycle (Quadrature counter is 24-bit long)</text:span></text:p>
          </table:table-cell>
          <table:table-cell table:style-name="ce16" table:number-columns-repeated="10"/>
          <table:table-cell table:number-columns-repeated="1013"/>
        </table:table-row>
        <table:table-row table:style-name="ro4">
          <table:table-cell table:style-name="ce9" office:value-type="string" calcext:value-type="string">
            <text:p><text:span text:style-name="T1">2</text:span><text:span text:style-name="T6"> </text:span><text:span text:style-name="T5">Counter Mode</text:span><text:span text:style-name="T4"> register:  If bit 0 is set counter is in Saturated Mode, i.e. values outside values space defined by </text:span><text:span text:style-name="T5">Counter Max Value</text:span><text:span text:style-name="T4">, </text:span><text:span text:style-name="T5">Counter Min</text:span><text:span text:style-name="T4"> Value and </text:span><text:span text:style-name="T5">50% Duty Cycle Value </text:span><text:span text:style-name="T4">are satureted to 0% and 100% duty cycle</text:span></text:p>
          </table:table-cell>
          <table:table-cell table:style-name="ce9" table:number-columns-repeated="11"/>
          <table:table-cell table:number-columns-repeated="1012"/>
        </table:table-row>
        <table:table-row table:style-name="ro2">
          <table:table-cell table:style-name="ce9" office:value-type="string" calcext:value-type="string">
            <text:p><text:span text:style-name="T7">                                                     If bit 1 is set </text:span><text:span text:style-name="T8">50% Duty Cycle Value</text:span><text:span text:style-name="T9"> is used (Modbus Forces the bit 1 to be set)  Bit 7 controls the Fixed vs Adjustable PWM frequency (Frequency either follows the incoming packet frequency of not)</text:span>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<text:s text:c="53"/>If bit 7 is set PWM frequency is fixed otherwise PWM frequency is adjusted to <text:s/>follow incoming radio packets. If fixed PWM Freq not used </text:p>
          </table:table-cell>
          <table:table-cell table:number-columns-repeated="1023"/>
        </table:table-row>
        <table:table-row table:style-name="ro2">
          <table:table-cell table:style-name="ce10" table:number-columns-repeated="12"/>
          <table:table-cell table:number-columns-repeated="1012"/>
        </table:table-row>
        <table:table-row table:style-name="ro2">
          <table:table-cell table:style-name="ce11" office:value-type="string" calcext:value-type="string" table:number-columns-spanned="11" table:number-rows-spanned="1">
            <text:p><text:s text:c="75"/></text:p>
          </table:table-cell>
          <table:covered-table-cell table:number-columns-repeated="10" table:style-name="ce17"/>
          <table:table-cell table:style-name="ce10"/>
          <table:table-cell table:number-columns-repeated="1012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7"/>
          <table:table-cell table:style-name="ce26"/>
          <table:table-cell table:number-columns-repeated="1016"/>
        </table:table-row>
        <table:table-row table:style-name="ro3" table:number-rows-repeated="10482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rections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9" table:default-cell-style-name="ce4"/>
        <table:table-column table:style-name="co3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7" table:default-cell-style-name="ce4"/>
        <table:table-column table:style-name="co8" table:default-cell-style-name="ce4"/>
        <table:table-column table:style-name="co1" table:number-columns-repeated="1005" table:default-cell-style-name="ce4"/>
        <table:table-row table:style-name="ro1">
          <table:table-cell table:style-name="ce1" office:value-type="string" calcext:value-type="string">
            <text:p>Mobile 1 Channel Telemetry Modbus register description for Software version 1.2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10"/>
          <table:table-cell table:style-name="ce36" office:value-type="string" calcext:value-type="string">
            <text:p>Integer value limitations</text:p>
          </table:table-cell>
          <table:table-cell table:style-name="ce42" table:number-columns-repeated="8"/>
          <table:table-cell table:number-columns-repeated="1000"/>
        </table:table-row>
        <table:table-row table:style-name="ro2">
          <table:table-cell table:style-name="ce1" office:value-type="string" calcext:value-type="string">
            <text:p>Input <text:s/>Registers </text:p>
          </table:table-cell>
          <table:table-cell table:number-columns-repeated="10"/>
          <table:table-cell table:style-name="ce37" office:value-type="string" calcext:value-type="string">
            <text:p>- Measurement index is running number of measurement (from the power up)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6"/>
          <table:table-cell table:style-name="ce37" office:value-type="string" calcext:value-type="string">
            <text:p><text:s text:c="3"/>- 16-bit integer register overflows at 32678 and next value is 0. 32678 is the maximum value of 16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number-columns-repeated="6"/>
          <table:table-cell table:style-name="ce37" office:value-type="string" calcext:value-type="string">
            <text:p><text:s text:c="3"/>- 32-bit register overflows at 2147483648 and next value is 0. 2147483648 is the maximum <text:s/>value of <text:s/>32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4"/>
          <table:table-cell table:style-name="ce37" office:value-type="string" calcext:value-type="string">
            <text:p><text:s text:c="3"/>- 32-bit single precision floating point <text:s/>dynamic range for full precision integer value is -16777216 .. 16777216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3" office:value-type="float" office:value="30001" calcext:value-type="float">
            <text:p>3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Voltage [0.01V]</text:p>
          </table:table-cell>
          <table:table-cell table:style-name="ce12"/>
          <table:table-cell table:style-name="ce27" office:value-type="float" office:value="32001" calcext:value-type="float">
            <text:p>3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Voltage [V]</text:p>
          </table:table-cell>
          <table:table-cell table:number-columns-repeated="1013"/>
        </table:table-row>
        <table:table-row table:style-name="ro3">
          <table:table-cell table:style-name="ce3" office:value-type="float" office:value="30002" calcext:value-type="float">
            <text:p>3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apacity [0.01%]</text:p>
          </table:table-cell>
          <table:table-cell table:style-name="ce12"/>
          <table:table-cell table:style-name="ce27" office:value-type="float" office:value="32003" calcext:value-type="float">
            <text:p>3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apacity [%]</text:p>
          </table:table-cell>
          <table:table-cell table:number-columns-repeated="4"/>
          <table:table-cell table:style-name="ce36" office:value-type="string" calcext:value-type="string">
            <text:p>Modbus register byte / bit order. Modbus Word size is 16bits</text:p>
          </table:table-cell>
          <table:table-cell table:style-name="ce42" table:number-columns-repeated="8"/>
          <table:table-cell table:number-columns-repeated="1000"/>
        </table:table-row>
        <table:table-row table:style-name="ro3">
          <table:table-cell table:style-name="ce3" office:value-type="float" office:value="30003" calcext:value-type="float">
            <text:p>3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harger State</text:p>
          </table:table-cell>
          <table:table-cell table:style-name="ce12"/>
          <table:table-cell table:style-name="ce27" office:value-type="float" office:value="32005" calcext:value-type="float">
            <text:p>3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harger State</text:p>
          </table:table-cell>
          <table:table-cell table:number-columns-repeated="4"/>
          <table:table-cell table:style-name="ce38" office:value-type="string" calcext:value-type="string">
            <text:p>Byte (8-bit) bit order is lsb</text:p>
          </table:table-cell>
          <table:table-cell table:style-name="ce43"/>
          <table:table-cell table:style-name="ce40" table:number-columns-repeated="7"/>
          <table:table-cell table:number-columns-repeated="1000"/>
        </table:table-row>
        <table:table-row table:style-name="ro3">
          <table:table-cell table:style-name="ce3" office:value-type="float" office:value="30004" calcext:value-type="float">
            <text:p>3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CPU Temperature [0.1°C]</text:p>
          </table:table-cell>
          <table:table-cell table:style-name="ce12"/>
          <table:table-cell table:style-name="ce27" office:value-type="float" office:value="32007" calcext:value-type="float">
            <text:p>3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CPU Temperature [°C]</text:p>
          </table:table-cell>
          <table:table-cell table:number-columns-repeated="4"/>
          <table:table-cell table:style-name="ce39" office:value-type="string" calcext:value-type="string">
            <text:p>bit 0</text:p>
          </table:table-cell>
          <table:table-cell table:style-name="ce39" office:value-type="string" calcext:value-type="string">
            <text:p>bit 1</text:p>
          </table:table-cell>
          <table:table-cell table:style-name="ce39" office:value-type="string" calcext:value-type="string">
            <text:p>bit 2</text:p>
          </table:table-cell>
          <table:table-cell table:style-name="ce39" office:value-type="string" calcext:value-type="string">
            <text:p>bit 3</text:p>
          </table:table-cell>
          <table:table-cell table:style-name="ce39" office:value-type="string" calcext:value-type="string">
            <text:p>bit 4</text:p>
          </table:table-cell>
          <table:table-cell table:style-name="ce39" office:value-type="string" calcext:value-type="string">
            <text:p>bit 5</text:p>
          </table:table-cell>
          <table:table-cell table:style-name="ce39" office:value-type="string" calcext:value-type="string">
            <text:p>bit 6</text:p>
          </table:table-cell>
          <table:table-cell table:style-name="ce39" office:value-type="string" calcext:value-type="string">
            <text:p>bit 7</text:p>
          </table:table-cell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5" calcext:value-type="float">
            <text:p>3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uttons State</text:p>
          </table:table-cell>
          <table:table-cell table:style-name="ce12"/>
          <table:table-cell table:style-name="ce27" office:value-type="float" office:value="32009" calcext:value-type="float">
            <text:p>3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uttons State</text:p>
          </table:table-cell>
          <table:table-cell table:number-columns-repeated="4"/>
          <table:table-cell table:style-name="ce40" table:number-columns-repeated="2"/>
          <table:table-cell table:style-name="ce41"/>
          <table:table-cell table:style-name="ce40" table:number-columns-repeated="4"/>
          <table:table-cell table:style-name="ce41"/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6" calcext:value-type="float">
            <text:p>3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lock [10kHz]</text:p>
          </table:table-cell>
          <table:table-cell table:style-name="ce12"/>
          <table:table-cell table:style-name="ce27" office:value-type="float" office:value="32011" calcext:value-type="float">
            <text:p>3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lock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Source Clock for PWM Module</text:p>
          </table:table-cell>
          <table:table-cell table:number-columns-repeated="2"/>
          <table:table-cell table:style-name="ce38" office:value-type="string" calcext:value-type="string">
            <text:p>16-bit Integer (Big Endian)</text:p>
          </table:table-cell>
          <table:table-cell table:style-name="ce43"/>
          <table:table-cell table:style-name="ce40"/>
          <table:table-cell table:style-name="ce38" office:value-type="string" calcext:value-type="string">
            <text:p>32-bit Integer / 32-bit Floating point</text:p>
          </table:table-cell>
          <table:table-cell table:style-name="ce45" table:number-columns-repeated="2"/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7" calcext:value-type="float">
            <text:p>3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Frequency [Hz]</text:p>
          </table:table-cell>
          <table:table-cell table:style-name="ce12"/>
          <table:table-cell table:style-name="ce27" office:value-type="float" office:value="32013" calcext:value-type="float">
            <text:p>3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Frequency [Hz]</text:p>
          </table:table-cell>
          <table:table-cell table:style-name="ce35"/>
          <table:table-cell table:number-columns-repeated="3"/>
          <table:table-cell table:style-name="ce39" office:value-type="string" calcext:value-type="string">
            <text:p>MSB</text:p>
          </table:table-cell>
          <table:table-cell table:style-name="ce39" office:value-type="string" calcext:value-type="string">
            <text:p>LSB</text:p>
          </table:table-cell>
          <table:table-cell table:style-name="ce40"/>
          <table:table-cell table:style-name="ce44" office:value-type="string" calcext:value-type="string">
            <text:p>Register N</text:p>
          </table:table-cell>
          <table:table-cell table:style-name="ce43"/>
          <table:table-cell table:style-name="ce44" office:value-type="string" calcext:value-type="string">
            <text:p>Register N+1</text:p>
          </table:table-cell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8" calcext:value-type="float">
            <text:p>3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1 Duty Cycle [0.01%]</text:p>
          </table:table-cell>
          <table:table-cell table:style-name="ce12"/>
          <table:table-cell table:style-name="ce27" office:value-type="float" office:value="32015" calcext:value-type="float">
            <text:p>3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1 Duty Cycle [%]</text:p>
          </table:table-cell>
          <table:table-cell table:number-columns-repeated="4"/>
          <table:table-cell table:style-name="ce41" table:number-columns-repeated="2"/>
          <table:table-cell table:style-name="ce40"/>
          <table:table-cell table:style-name="ce39" office:value-type="string" calcext:value-type="string">
            <text:p>Byte1</text:p>
          </table:table-cell>
          <table:table-cell table:style-name="ce39" office:value-type="string" calcext:value-type="string">
            <text:p>Byte0 (LSB)</text:p>
          </table:table-cell>
          <table:table-cell table:style-name="ce39" office:value-type="string" calcext:value-type="string">
            <text:p>Byte3 (MSB)</text:p>
          </table:table-cell>
          <table:table-cell table:style-name="ce39" office:value-type="string" calcext:value-type="string">
            <text:p>Byte2</text:p>
          </table:table-cell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9" calcext:value-type="float">
            <text:p>3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2 Duty Cycle [0.01%]</text:p>
          </table:table-cell>
          <table:table-cell table:style-name="ce12"/>
          <table:table-cell table:style-name="ce27" office:value-type="float" office:value="32017" calcext:value-type="float">
            <text:p>3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2 Duty Cycle [%]</text:p>
          </table:table-cell>
          <table:table-cell table:number-columns-repeated="4"/>
          <table:table-cell table:style-name="ce40" table:number-columns-repeated="9"/>
          <table:table-cell table:number-columns-repeated="1000"/>
        </table:table-row>
        <table:table-row table:style-name="ro3">
          <table:table-cell table:style-name="ce3" office:value-type="float" office:value="30010" calcext:value-type="float">
            <text:p>3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3 Duty Cycle [0.01%]</text:p>
          </table:table-cell>
          <table:table-cell table:style-name="ce12"/>
          <table:table-cell table:style-name="ce27" office:value-type="float" office:value="32019" calcext:value-type="float">
            <text:p>3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3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1" calcext:value-type="float">
            <text:p>3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4 Duty Cycle [0.01%]</text:p>
          </table:table-cell>
          <table:table-cell table:style-name="ce12"/>
          <table:table-cell table:style-name="ce27" office:value-type="float" office:value="32021" calcext:value-type="float">
            <text:p>3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4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2" calcext:value-type="float">
            <text:p>3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27" office:value-type="float" office:value="32023" calcext:value-type="float">
            <text:p>3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3" calcext:value-type="float">
            <text:p>3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27" office:value-type="float" office:value="32025" calcext:value-type="float">
            <text:p>3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4" calcext:value-type="float">
            <text:p>3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27" office:value-type="float" office:value="32027" calcext:value-type="float">
            <text:p>3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5" calcext:value-type="float">
            <text:p>3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29" calcext:value-type="float">
            <text:p>3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6" calcext:value-type="float">
            <text:p>3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1" calcext:value-type="float">
            <text:p>3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7" calcext:value-type="float">
            <text:p>3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3" calcext:value-type="float">
            <text:p>3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8" calcext:value-type="float">
            <text:p>3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5" calcext:value-type="float">
            <text:p>3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9" calcext:value-type="float">
            <text:p>3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7" calcext:value-type="float">
            <text:p>3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0" calcext:value-type="float">
            <text:p>3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9" calcext:value-type="float">
            <text:p>3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1" calcext:value-type="float">
            <text:p>3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1" calcext:value-type="float">
            <text:p>3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2" calcext:value-type="float">
            <text:p>3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3" calcext:value-type="float">
            <text:p>3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3" calcext:value-type="float">
            <text:p>3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5" calcext:value-type="float">
            <text:p>3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4" calcext:value-type="float">
            <text:p>3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7" calcext:value-type="float">
            <text:p>3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5" calcext:value-type="float">
            <text:p>3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9" calcext:value-type="float">
            <text:p>3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style-name="ce3"/>
          <table:table-cell table:style-name="ce12" table:number-columns-repeated="3"/>
          <table:table-cell table:style-name="ce27"/>
          <table:table-cell table:style-name="ce31" table:number-columns-repeated="2"/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28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28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28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28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28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28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28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28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28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5 [1/16°C]</text:p>
          </table:table-cell>
          <table:table-cell table:style-name="ce13"/>
          <table:table-cell table:style-name="ce28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5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6 [1/16°C]</text:p>
          </table:table-cell>
          <table:table-cell table:style-name="ce13"/>
          <table:table-cell table:style-name="ce28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7 [1/16°C]</text:p>
          </table:table-cell>
          <table:table-cell table:style-name="ce13"/>
          <table:table-cell table:style-name="ce28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8 [1/16°C]</text:p>
          </table:table-cell>
          <table:table-cell table:style-name="ce13"/>
          <table:table-cell table:style-name="ce28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8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9 / Reference 1 [1/16°C]</text:p>
          </table:table-cell>
          <table:table-cell table:style-name="ce13"/>
          <table:table-cell table:style-name="ce28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9 / Reference 1 [°C]</text:p>
          </table:table-cell>
          <table:table-cell table:style-name="ce35"/>
          <table:table-cell table:number-columns-repeated="13"/>
          <table:table-cell table:style-name="ce46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0 / Reference 2 [1/16°C]</text:p>
          </table:table-cell>
          <table:table-cell table:style-name="ce13"/>
          <table:table-cell table:style-name="ce28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0 / Reference 2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1 / Reference 3 [1/16°C]</text:p>
          </table:table-cell>
          <table:table-cell table:style-name="ce13"/>
          <table:table-cell table:style-name="ce28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1 / Reference 3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2 / Reference 4 [1/16°C]</text:p>
          </table:table-cell>
          <table:table-cell table:style-name="ce13"/>
          <table:table-cell table:style-name="ce28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2 / Reference 4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3 / Reference 5 [1/16°C]</text:p>
          </table:table-cell>
          <table:table-cell table:style-name="ce13"/>
          <table:table-cell table:style-name="ce28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3 / Reference 5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4 / Reference 6 [1/16°C]</text:p>
          </table:table-cell>
          <table:table-cell table:style-name="ce13"/>
          <table:table-cell table:style-name="ce28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4 / Reference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5 / Reference 7 [1/16°C]</text:p>
          </table:table-cell>
          <table:table-cell table:style-name="ce13"/>
          <table:table-cell table:style-name="ce28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5 / Reference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6 / Reference 8 [1/16°C]</text:p>
          </table:table-cell>
          <table:table-cell table:style-name="ce13"/>
          <table:table-cell table:style-name="ce28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6 / Reference 8 [°C]</text:p>
          </table:table-cell>
          <table:table-cell table:style-name="ce35"/>
          <table:table-cell table:number-columns-repeated="1012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28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28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28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28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28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28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28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28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28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1 and 2 [1/16°C]</text:p>
          </table:table-cell>
          <table:table-cell table:style-name="ce13"/>
          <table:table-cell table:style-name="ce28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1 and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3 and 4 [1/16°C]</text:p>
          </table:table-cell>
          <table:table-cell table:style-name="ce13"/>
          <table:table-cell table:style-name="ce28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3 and 4 [°C]</text:p>
          </table:table-cell>
          <table:table-cell table:style-name="ce35"/>
          <table:table-cell table:number-columns-repeated="1012"/>
        </table:table-row>
        <table:table-row table:style-name="ro3">
          <table:table-cell table:number-columns-repeated="7"/>
          <table:table-cell table:style-name="ce35"/>
          <table:table-cell table:number-columns-repeated="1012"/>
        </table:table-row>
        <table:table-row table:style-name="ro3">
          <table:table-cell table:number-columns-repeated="102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</text:p>
          </table:table-cell>
          <table:table-cell table:style-name="ce13"/>
          <table:table-cell table:style-name="ce28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type: 1 -&gt; Switch, 2 -&gt; Mux, 3 -&gt; Mini_Switch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</text:p>
          </table:table-cell>
          <table:table-cell table:style-name="ce13"/>
          <table:table-cell table:style-name="ce28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28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ime since last received packet. Device will be deleted if no packet received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28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its 0..6 indicate switch/mux states, bit 7 indicates transmit interval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28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28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28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28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28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28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</text:p>
          </table:table-cell>
          <table:table-cell table:style-name="ce13"/>
          <table:table-cell table:style-name="ce28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</text:p>
          </table:table-cell>
          <table:table-cell/>
          <table:table-cell office:value-type="string" calcext:value-type="string">
            <text:p>- Remote Switch/MUX implementation has a list that can handle 32 Switches or Mux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ID</text:p>
          </table:table-cell>
          <table:table-cell table:style-name="ce13"/>
          <table:table-cell table:style-name="ce28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ID</text:p>
          </table:table-cell>
          <table:table-cell/>
          <table:table-cell office:value-type="string" calcext:value-type="string">
            <text:p>- New device is added to the first available position for example mux or switch is added to 1st position if list is empty</text:p>
          </table:table-cell>
          <table:table-cell table:number-columns-repeated="1011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28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/>
          <table:table-cell office:value-type="string" calcext:value-type="string">
            <text:p><text:s text:c="3"/>or the 1st position of list is available otherwise, i.e. device previously occupied the 1st position <text:s/>has not send packet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28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28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28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28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28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28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28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</text:p>
          </table:table-cell>
          <table:table-cell table:style-name="ce13"/>
          <table:table-cell table:style-name="ce28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</text:p>
          </table:table-cell>
          <table:table-cell table:number-columns-repeated="1013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</text:p>
          </table:table-cell>
          <table:table-cell table:style-name="ce13"/>
          <table:table-cell table:style-name="ce28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28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28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28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28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52" calcext:value-type="float">
            <text:p>3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28" office:value-type="float" office:value="32103" calcext:value-type="float">
            <text:p>3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3" calcext:value-type="float">
            <text:p>3005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28" office:value-type="float" office:value="32105" calcext:value-type="float">
            <text:p>3210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4" calcext:value-type="float">
            <text:p>3005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28" office:value-type="float" office:value="32107" calcext:value-type="float">
            <text:p>3210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5" calcext:value-type="float">
            <text:p>3005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28" office:value-type="float" office:value="32109" calcext:value-type="float">
            <text:p>3210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30336" calcext:value-type="float">
            <text:p>3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Type </text:p>
          </table:table-cell>
          <table:table-cell table:style-name="ce13"/>
          <table:table-cell table:style-name="ce28" office:value-type="float" office:value="32671" calcext:value-type="float">
            <text:p>3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Type </text:p>
          </table:table-cell>
          <table:table-cell table:number-columns-repeated="1013"/>
        </table:table-row>
        <table:table-row table:style-name="ro3">
          <table:table-cell table:style-name="ce5" office:value-type="float" office:value="30337" calcext:value-type="float">
            <text:p>3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ID</text:p>
          </table:table-cell>
          <table:table-cell table:style-name="ce13"/>
          <table:table-cell table:style-name="ce28" office:value-type="float" office:value="32673" calcext:value-type="float">
            <text:p>3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338" calcext:value-type="float">
            <text:p>3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28" office:value-type="float" office:value="32675" calcext:value-type="float">
            <text:p>3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339" calcext:value-type="float">
            <text:p>3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28" office:value-type="float" office:value="32677" calcext:value-type="float">
            <text:p>3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340" calcext:value-type="float">
            <text:p>3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28" office:value-type="float" office:value="32679" calcext:value-type="float">
            <text:p>3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341" calcext:value-type="float">
            <text:p>3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28" office:value-type="float" office:value="32681" calcext:value-type="float">
            <text:p>3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342" calcext:value-type="float">
            <text:p>3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28" office:value-type="float" office:value="32683" calcext:value-type="float">
            <text:p>3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3" calcext:value-type="float">
            <text:p>3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28" office:value-type="float" office:value="32685" calcext:value-type="float">
            <text:p>3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4" calcext:value-type="float">
            <text:p>3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28" office:value-type="float" office:value="32687" calcext:value-type="float">
            <text:p>3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5" calcext:value-type="float">
            <text:p>3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28" office:value-type="float" office:value="32689" calcext:value-type="float">
            <text:p>3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 Index</text:p>
          </table:table-cell>
          <table:table-cell table:style-name="ce13"/>
          <table:table-cell table:style-name="ce28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28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-&gt; 1 otherwise 0, <text:s/>Radio 2 has received packet bit 1 -&gt;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28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Measured Samplerate [Hz]</text:p>
          </table:table-cell>
          <table:table-cell table:style-name="ce13"/>
          <table:table-cell table:style-name="ce28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Measured Samplerate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Quadrature Sample Rate measured from incoming packet frequency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Packet Drift Index</text:p>
          </table:table-cell>
          <table:table-cell table:style-name="ce13"/>
          <table:table-cell table:style-name="ce28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Drift Index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ndicator of receiver not been able to adjust timer/couter to incoming packets , i.e. Incoming packets drift (and might be lost). If value is not changed packets are received as expected.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</text:p>
          </table:table-cell>
          <table:table-cell table:style-name="ce13"/>
          <table:table-cell table:style-name="ce28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</text:p>
          </table:table-cell>
          <table:table-cell table:style-name="ce13"/>
          <table:table-cell table:style-name="ce28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</text:p>
          </table:table-cell>
          <table:table-cell table:style-name="ce13"/>
          <table:table-cell table:style-name="ce28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</text:p>
          </table:table-cell>
          <table:table-cell table:style-name="ce13"/>
          <table:table-cell table:style-name="ce28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</text:p>
          </table:table-cell>
          <table:table-cell table:style-name="ce13"/>
          <table:table-cell table:style-name="ce28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</text:p>
          </table:table-cell>
          <table:table-cell table:style-name="ce13"/>
          <table:table-cell table:style-name="ce28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</text:p>
          </table:table-cell>
          <table:table-cell table:style-name="ce13"/>
          <table:table-cell table:style-name="ce28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</text:p>
          </table:table-cell>
          <table:table-cell table:style-name="ce13"/>
          <table:table-cell table:style-name="ce28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</text:p>
          </table:table-cell>
          <table:table-cell table:style-name="ce13"/>
          <table:table-cell table:style-name="ce28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</text:p>
          </table:table-cell>
          <table:table-cell table:style-name="ce13"/>
          <table:table-cell table:style-name="ce28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 table:number-rows-repeated="7">
          <table:table-cell table:number-columns-repeated="1020"/>
        </table:table-row>
        <table:table-row table:style-name="ro1">
          <table:table-cell table:style-name="ce1" office:value-type="string" calcext:value-type="string">
            <text:p>Holding <text:s/>Registers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1" calcext:value-type="float">
            <text:p>4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Channel (R/W)</text:p>
          </table:table-cell>
          <table:table-cell table:style-name="ce12"/>
          <table:table-cell table:style-name="ce27" office:value-type="float" office:value="42001" calcext:value-type="float">
            <text:p>4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Channel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Channel register</text:span><text:span text:style-name="T9">: 0..127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2" calcext:value-type="float">
            <text:p>4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On Air Data Rate (Read Only)</text:p>
          </table:table-cell>
          <table:table-cell table:style-name="ce12"/>
          <table:table-cell table:style-name="ce27" office:value-type="float" office:value="42003" calcext:value-type="float">
            <text:p>4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On Air Data Rate (Read Only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On Air Data Rate register</text:span><text:span text:style-name="T9">: 0 -&gt; 250kbps, 1-&gt; 1Mbps, 2 -&gt; 2Mbps. This is a read only value, any write operations are ignored i.e. no harm is done by writing this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3" calcext:value-type="float">
            <text:p>4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Device Type (R/W)</text:p>
          </table:table-cell>
          <table:table-cell table:style-name="ce12"/>
          <table:table-cell table:style-name="ce27" office:value-type="float" office:value="42005" calcext:value-type="float">
            <text:p>4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Device Typ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Device Type</text:span><text:span text:style-name="T9"> register: 2 -&gt; 16 Channel Thermocouple, 3 -&gt; 8 Channel Thermocouple, 4 -&gt; Remote Switch/Mux, 5 -&gt; 2 Ch Quadrature, 6 -&gt; 4 Channel Thermocouple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27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27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27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7" calcext:value-type="float">
            <text:p>4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3 (R/W)</text:p>
          </table:table-cell>
          <table:table-cell table:style-name="ce12"/>
          <table:table-cell table:style-name="ce27" office:value-type="float" office:value="42013" calcext:value-type="float">
            <text:p>4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3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8" calcext:value-type="float">
            <text:p>4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4 (R/W)</text:p>
          </table:table-cell>
          <table:table-cell table:style-name="ce12"/>
          <table:table-cell table:style-name="ce27" office:value-type="float" office:value="42015" calcext:value-type="float">
            <text:p>4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4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9" calcext:value-type="float">
            <text:p>4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17" calcext:value-type="float">
            <text:p>4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0" calcext:value-type="float">
            <text:p>4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19" calcext:value-type="float">
            <text:p>4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1" calcext:value-type="float">
            <text:p>4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1" calcext:value-type="float">
            <text:p>4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2" calcext:value-type="float">
            <text:p>4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3" calcext:value-type="float">
            <text:p>4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3" calcext:value-type="float">
            <text:p>4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5" calcext:value-type="float">
            <text:p>4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4" calcext:value-type="float">
            <text:p>4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7" calcext:value-type="float">
            <text:p>4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5" calcext:value-type="float">
            <text:p>4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9" calcext:value-type="float">
            <text:p>4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6" calcext:value-type="float">
            <text:p>4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1" calcext:value-type="float">
            <text:p>4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7" calcext:value-type="float">
            <text:p>4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3" calcext:value-type="float">
            <text:p>4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8" calcext:value-type="float">
            <text:p>4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5" calcext:value-type="float">
            <text:p>4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9" calcext:value-type="float">
            <text:p>4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7" calcext:value-type="float">
            <text:p>4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0" calcext:value-type="float">
            <text:p>4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9" calcext:value-type="float">
            <text:p>4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1" calcext:value-type="float">
            <text:p>4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1" calcext:value-type="float">
            <text:p>4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2" calcext:value-type="float">
            <text:p>4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3" calcext:value-type="float">
            <text:p>4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3" calcext:value-type="float">
            <text:p>4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5" calcext:value-type="float">
            <text:p>4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4" calcext:value-type="float">
            <text:p>4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7" calcext:value-type="float">
            <text:p>4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27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27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27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27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27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27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27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bit 0 in <text:span text:style-name="T10">Device Specific Register 0</text:span><text:span text:style-name="T9"> is 1 then </text:span><text:span text:style-name="T8">Global Switch State </text:span><text:span text:style-name="T9">register controls every device's</text:span><text:span text:style-name="T8"> Switch State</text:span><text:span text:style-name="T9"> register bits 0...6.</text:span>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...</text:p>
          </table:table-cell>
          <table:table-cell table:style-name="ce15" office:value-type="string" calcext:value-type="string">
            <text:p>...</text:p>
          </table:table-cell>
          <table:table-cell table:style-name="ce12" office:value-type="string" calcext:value-type="string">
            <text:p>...</text:p>
          </table:table-cell>
          <table:table-cell table:style-name="ce12"/>
          <table:table-cell table:style-name="ce30" office:value-type="string" calcext:value-type="string">
            <text:p>...</text:p>
          </table:table-cell>
          <table:table-cell table:style-name="ce34" office:value-type="string" calcext:value-type="string">
            <text:p>...</text:p>
          </table:table-cell>
          <table:table-cell table:style-name="ce31" office:value-type="string" calcext:value-type="string">
            <text:p>...</text:p>
          </table:table-cell>
          <table:table-cell table:style-name="ce35"/>
          <table:table-cell office:value-type="string" calcext:value-type="string">
            <text:p>If bit 1 in <text:span text:style-name="T10">Device Specific Register 0</text:span><text:span text:style-name="T9"> register is 1 then </text:span><text:span text:style-name="T8">Global Switch State</text:span><text:span text:style-name="T9"> register controls every devices bit 7 in </text:span><text:span text:style-name="T8">Switch State</text:span><text:span text:style-name="T9">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Global Switch State</text:p>
          </table:table-cell>
          <table:table-cell table:style-name="ce12"/>
          <table:table-cell table:style-name="ce27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Global 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Global Switch State</text:span><text:span text:style-name="T9"> register, look above. Read and Write register. Buttons 1 and 2 control bits in this register if bits 0 and/or 1 are set in</text:span><text:span text:style-name="T8"> Device Specific Register 0: Button 1 toggles bits 0..6 and Button 2 toggles bit 7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 (R0)</text:p>
          </table:table-cell>
          <table:table-cell table:style-name="ce13"/>
          <table:table-cell table:style-name="ce28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 (R0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Type </text:span><text:span text:style-name="T9">register: 1 -&gt; Switch, 2 -&gt; Mux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 (RO)</text:p>
          </table:table-cell>
          <table:table-cell table:style-name="ce13"/>
          <table:table-cell table:style-name="ce28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 (RO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1">Device Id</text:span><text:span text:style-name="T12"> register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28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 (R0)</text:p>
          </table:table-cell>
          <table:table-cell table:style-name="ce13"/>
          <table:table-cell table:style-name="ce28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37" calcext:value-type="float">
            <text:p>4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Device ID (RO)</text:p>
          </table:table-cell>
          <table:table-cell table:style-name="ce13"/>
          <table:table-cell table:style-name="ce28" office:value-type="float" office:value="42073" calcext:value-type="float">
            <text:p>4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38" calcext:value-type="float">
            <text:p>4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75" calcext:value-type="float">
            <text:p>4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5" office:value-type="float" office:value="40039" calcext:value-type="float">
            <text:p>4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28" office:value-type="float" office:value="42077" calcext:value-type="float">
            <text:p>4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40" calcext:value-type="float">
            <text:p>4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79" calcext:value-type="float">
            <text:p>4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41" calcext:value-type="float">
            <text:p>4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1" calcext:value-type="float">
            <text:p>4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42" calcext:value-type="float">
            <text:p>4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3" calcext:value-type="float">
            <text:p>4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43" calcext:value-type="float">
            <text:p>4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5" calcext:value-type="float">
            <text:p>4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4" calcext:value-type="float">
            <text:p>4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7" calcext:value-type="float">
            <text:p>4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5" calcext:value-type="float">
            <text:p>4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9" calcext:value-type="float">
            <text:p>4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6" calcext:value-type="float">
            <text:p>4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 (R0)</text:p>
          </table:table-cell>
          <table:table-cell table:style-name="ce13"/>
          <table:table-cell table:style-name="ce28" office:value-type="float" office:value="42091" calcext:value-type="float">
            <text:p>4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47" calcext:value-type="float">
            <text:p>4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 (RO)</text:p>
          </table:table-cell>
          <table:table-cell table:style-name="ce13"/>
          <table:table-cell table:style-name="ce28" office:value-type="float" office:value="42093" calcext:value-type="float">
            <text:p>4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48" calcext:value-type="float">
            <text:p>4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95" calcext:value-type="float">
            <text:p>4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5" office:value-type="float" office:value="40049" calcext:value-type="float">
            <text:p>4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28" office:value-type="float" office:value="42097" calcext:value-type="float">
            <text:p>4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50" calcext:value-type="float">
            <text:p>4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99" calcext:value-type="float">
            <text:p>4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51" calcext:value-type="float">
            <text:p>4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101" calcext:value-type="float">
            <text:p>4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52" calcext:value-type="float">
            <text:p>4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103" calcext:value-type="float">
            <text:p>4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40336" calcext:value-type="float">
            <text:p>4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Type (R0)</text:p>
          </table:table-cell>
          <table:table-cell table:style-name="ce13"/>
          <table:table-cell table:style-name="ce28" office:value-type="float" office:value="42671" calcext:value-type="float">
            <text:p>4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337" calcext:value-type="float">
            <text:p>4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ID (RO)</text:p>
          </table:table-cell>
          <table:table-cell table:style-name="ce13"/>
          <table:table-cell table:style-name="ce28" office:value-type="float" office:value="42673" calcext:value-type="float">
            <text:p>4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338" calcext:value-type="float">
            <text:p>4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75" calcext:value-type="float">
            <text:p>4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5" office:value-type="float" office:value="40339" calcext:value-type="float">
            <text:p>4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28" office:value-type="float" office:value="42677" calcext:value-type="float">
            <text:p>4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340" calcext:value-type="float">
            <text:p>4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79" calcext:value-type="float">
            <text:p>4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341" calcext:value-type="float">
            <text:p>4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1" calcext:value-type="float">
            <text:p>4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342" calcext:value-type="float">
            <text:p>4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3" calcext:value-type="float">
            <text:p>4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343" calcext:value-type="float">
            <text:p>4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5" calcext:value-type="float">
            <text:p>4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4" calcext:value-type="float">
            <text:p>4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7" calcext:value-type="float">
            <text:p>4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5" calcext:value-type="float">
            <text:p>4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9" calcext:value-type="float">
            <text:p>4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WM Frequency [Hz] (R/W)</text:p>
          </table:table-cell>
          <table:table-cell table:style-name="ce13"/>
          <table:table-cell table:style-name="ce28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WM Frequency [Hz]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frequency</text:span><text:span text:style-name="T9"> set value. This is a Read and Write register, but for all purposes use 10kHz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High (R/W)</text:p>
          </table:table-cell>
          <table:table-cell table:style-name="ce13"/>
          <table:table-cell table:style-name="ce28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High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ax shift value. i.e. PWM_Freq_Min = PWM_Clock / ((PWM_Clock / PWM_Freq_Set) + <text:span text:style-name="T10">RX_PLL_Control_Value_High)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Low (R/W)</text:p>
          </table:table-cell>
          <table:table-cell table:style-name="ce13"/>
          <table:table-cell table:style-name="ce28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Low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in shift value. i.e. PWM_Freq_Max = PWM_Clock / ((PWM_Clock / PWM_Freq_Set) + <text:span text:style-name="T10">RX_PLL_Control_Value_Low</text:span><text:span text:style-name="T9">). Note!!!</text:span><text:span text:style-name="T8"> RX PLL Control Value Low</text:span><text:span text:style-name="T9"> should be negative!!!!!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ax Value (R/W)</text:p>
          </table:table-cell>
          <table:table-cell table:style-name="ce13"/>
          <table:table-cell table:style-name="ce28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in Value (R/W)</text:p>
          </table:table-cell>
          <table:table-cell table:style-name="ce13"/>
          <table:table-cell table:style-name="ce28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13"/>
          <table:table-cell table:style-name="ce28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13"/>
          <table:table-cell table:style-name="ce28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ax Value (R/W)</text:p>
          </table:table-cell>
          <table:table-cell table:style-name="ce13"/>
          <table:table-cell table:style-name="ce28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in Value (R/W)</text:p>
          </table:table-cell>
          <table:table-cell table:style-name="ce13"/>
          <table:table-cell table:style-name="ce28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13"/>
          <table:table-cell table:style-name="ce28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13"/>
          <table:table-cell table:style-name="ce28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<text:span text:style-name="T1">1</text:span><text:span text:style-name="T2"> </text:span><text:span text:style-name="T3">50%  Duty Cycle Value </text:span><text:span text:style-name="T4">offsets the counter value that produces the 50% offset: </text:span><text:span text:style-name="T5">Counter Max Value</text:span><text:span text:style-name="T4"> and </text:span><text:span text:style-name="T5">Counter Min Value</text:span><text:span text:style-name="T4"> defines the range and</text:span><text:span text:style-name="T5"> 50% Duty Cycle Value</text:span><text:span text:style-name="T4"> offset. i.e. value in 24-bit space what produced 50% PWM Duty Cycle (Quadrature counter is 24-bit long)</text:span></text:p>
          </table:table-cell>
          <table:table-cell table:style-name="ce16" table:number-columns-repeated="6"/>
          <table:table-cell table:number-columns-repeated="1013"/>
        </table:table-row>
        <table:table-row table:style-name="ro4">
          <table:table-cell table:style-name="ce9" office:value-type="string" calcext:value-type="string">
            <text:p><text:span text:style-name="T1">2</text:span><text:span text:style-name="T6"> </text:span><text:span text:style-name="T5">Counter Mode</text:span><text:span text:style-name="T4"> register:  If bit 0 is set counter is in Saturated Mode, i.e. values outside values space defined by </text:span><text:span text:style-name="T5">Counter Max Value</text:span><text:span text:style-name="T4">, </text:span><text:span text:style-name="T5">Counter Min</text:span><text:span text:style-name="T4"> Value and </text:span><text:span text:style-name="T5">50% Duty Cycle Value </text:span><text:span text:style-name="T4">are satureted to 0% and 100% duty cycle</text:span></text:p>
          </table:table-cell>
          <table:table-cell table:style-name="ce9" table:number-columns-repeated="7"/>
          <table:table-cell table:number-columns-repeated="1012"/>
        </table:table-row>
        <table:table-row table:style-name="ro2">
          <table:table-cell table:style-name="ce9" office:value-type="string" calcext:value-type="string">
            <text:p><text:span text:style-name="T7">                                                     If bit 1 is set </text:span><text:span text:style-name="T8">50% Duty Cycle Value</text:span><text:span text:style-name="T9"> is used (Modbus Forces the bit 1 to be set)  Bit 7 controls the Fixed vs Adjustable PWM frequency (Frequency either follows the incoming packet frequency of not)</text:span></text:p>
          </table:table-cell>
          <table:table-cell table:style-name="ce9" table:number-columns-repeated="7"/>
          <table:table-cell table:number-columns-repeated="1012"/>
        </table:table-row>
        <table:table-row table:style-name="ro3">
          <table:table-cell office:value-type="string" calcext:value-type="string">
            <text:p><text:s text:c="53"/>If bit 7 is set PWM frequency is fixed otherwise PWM frequency is adjusted to <text:s/>follow incoming radio packets. If fixed PWM Freq not used </text:p>
          </table:table-cell>
          <table:table-cell table:number-columns-repeated="1019"/>
        </table:table-row>
        <table:table-row table:style-name="ro2"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1" office:value-type="string" calcext:value-type="string" table:number-columns-spanned="7" table:number-rows-spanned="1">
            <text:p><text:s text:c="75"/></text:p>
          </table:table-cell>
          <table:covered-table-cell table:number-columns-repeated="6" table:style-name="ce17"/>
          <table:table-cell table:style-name="ce10"/>
          <table:table-cell table:number-columns-repeated="1012"/>
        </table:table-row>
        <table:table-row table:style-name="ro3" table:number-rows-repeated="1048298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08:57:14.8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_20_Description_20_V1.0" style:display-name="PageStyle_Register Description V1.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u Honkavaara</meta:initial-creator>
    <meta:creation-date>2013-11-28T10:17:42</meta:creation-date>
    <dc:date>2020-07-02T15:57:10.485000000</dc:date>
    <meta:generator>LibreOffice/6.2.7.1$Windows_X86_64 LibreOffice_project/23edc44b61b830b7d749943e020e96f5a7df63bf</meta:generator>
    <meta:editing-duration>P4DT2H36M16S</meta:editing-duration>
    <meta:editing-cycles>10</meta:editing-cycles>
    <meta:document-statistic meta:table-count="2" meta:cell-count="37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